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4274b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6" style:family="paragraph" style:parent-style-name="Footer">
      <style:text-properties officeooo:paragraph-rsid="00a59a60"/>
    </style:style>
    <style:style style:name="P47" style:family="paragraph" style:parent-style-name="Footer">
      <style:text-properties officeooo:paragraph-rsid="00c384cf"/>
    </style:style>
    <style:style style:name="P48" style:family="paragraph" style:parent-style-name="Footer">
      <style:text-properties officeooo:paragraph-rsid="00d8520c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2aa84d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1" style:family="paragraph" style:parent-style-name="_5f_Paragraphe_5f_Réponse_5f_Pointillés_5f_Grisés">
      <style:text-properties fo:color="#b3b3b3" loext:opacity="100%" style:font-name="Bitstream Vera Sans3" fo:font-size="10pt" fo:font-style="normal" officeooo:paragraph-rsid="00d557f3" fo:background-color="transparent"/>
    </style:style>
    <style:style style:name="P102" style:family="paragraph" style:parent-style-name="_5f_Paragraphe_5f_Réponse_5f_Pointillés_5f_Grisés">
      <style:text-properties fo:color="#b3b3b3" loext:opacity="100%" style:font-name="Bitstream Vera Sans3" fo:font-size="10pt" fo:font-style="normal" officeooo:paragraph-rsid="00d7d96a" fo:background-color="transparent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paire_20__28_G_29_"/>
    <style:style style:name="P106" style:family="paragraph" style:parent-style-name="_5f_Footer_20_page_20_paire_20__28_G_29_">
      <style:text-properties fo:font-size="9pt" style:font-size-asian="9pt" style:font-size-complex="9pt"/>
    </style:style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aragraphe_5f_avec_5f_Num_5f_Question" style:list-style-name="_5f_Numérotation_20_des_20_exercices">
      <style:text-properties officeooo:paragraph-rsid="00d6639e"/>
    </style:style>
    <style:style style:name="P109" style:family="paragraph" style:parent-style-name="_5f_Premier_5f_Titre_5f_Exercices_5f_avec_5f_Num_5f_Exo_5f_sans_5f_Titre" style:master-page-name="_33__5f_2_5f_SERIE_5f_G_5f_GAUCHE_5f_ET_5f_DROITE_5f_2COL">
      <style:paragraph-properties style:page-number="225" fo:break-before="auto" fo:break-after="auto"/>
    </style:style>
    <style:style style:name="P1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margin-left="0cm" fo:margin-right="0cm" fo:margin-top="0cm" fo:margin-bottom="0cm" fo:line-height="100%" fo:text-indent="0cm" style:writing-mode="lr-tb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text-align="center"/>
    </style:style>
    <style:style style:name="P1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ff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ff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cc33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35" style:family="paragraph">
      <loext:graphic-properties draw:fill="solid" draw:fill-color="#7fb241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62e4e"/>
    </style:style>
    <style:style style:name="P13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4" fo:font-size="16pt" fo:font-style="normal" fo:text-shadow="none" fo:font-weight="bold" officeooo:rsid="00d16678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32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33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3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3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36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37" style:family="text">
      <style:text-properties fo:font-variant="small-caps" officeooo:rsid="0054f64f"/>
    </style:style>
    <style:style style:name="T38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55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5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59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0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1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2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4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" fo:font-size="16pt" fo:font-weight="bold" officeooo:rsid="01a13e78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officeooo:rsid="00b5d2d1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officeooo:rsid="009e3fdd"/>
    </style:style>
    <style:style style:name="T151" style:family="text">
      <style:text-properties officeooo:rsid="00b6801f"/>
    </style:style>
    <style:style style:name="T152" style:family="text">
      <style:text-properties officeooo:rsid="00a4cf55"/>
    </style:style>
    <style:style style:name="T153" style:family="text">
      <style:text-properties officeooo:rsid="0315af39"/>
    </style:style>
    <style:style style:name="T154" style:family="text">
      <style:text-properties officeooo:rsid="0334a5be"/>
    </style:style>
    <style:style style:name="T155" style:family="text">
      <style:text-properties officeooo:rsid="005a3fa8"/>
    </style:style>
    <style:style style:name="T156" style:family="text">
      <style:text-properties officeooo:rsid="00415f3a"/>
    </style:style>
    <style:style style:name="T157" style:family="text">
      <style:text-properties officeooo:rsid="00386ebd"/>
    </style:style>
    <style:style style:name="T158" style:family="text">
      <style:text-properties officeooo:rsid="008d016c"/>
    </style:style>
    <style:style style:name="T159" style:family="text">
      <style:text-properties officeooo:rsid="01fe03f2"/>
    </style:style>
    <style:style style:name="T160" style:family="text">
      <style:text-properties officeooo:rsid="010c4d3a"/>
    </style:style>
    <style:style style:name="T161" style:family="text">
      <style:text-properties fo:font-size="16pt" style:font-size-asian="16pt" style:font-size-complex="16pt"/>
    </style:style>
    <style:style style:name="T162" style:family="text">
      <style:text-properties officeooo:rsid="01f8729d"/>
    </style:style>
    <style:style style:name="T163" style:family="text">
      <style:text-properties officeooo:rsid="01b6dc57"/>
    </style:style>
    <style:style style:name="T164" style:family="text">
      <style:text-properties officeooo:rsid="015f088a"/>
    </style:style>
    <style:style style:name="T165" style:family="text">
      <style:text-properties officeooo:rsid="0160d7ef"/>
    </style:style>
    <style:style style:name="T166" style:family="text">
      <style:text-properties officeooo:rsid="02735980"/>
    </style:style>
    <style:style style:name="T167" style:family="text">
      <style:text-properties officeooo:rsid="02757f12"/>
    </style:style>
    <style:style style:name="T168" style:family="text">
      <style:text-properties officeooo:rsid="0272f9e5"/>
    </style:style>
    <style:style style:name="T169" style:family="text">
      <style:text-properties officeooo:rsid="026ec296"/>
    </style:style>
    <style:style style:name="T170" style:family="text">
      <style:text-properties officeooo:rsid="0268e0aa"/>
    </style:style>
    <style:style style:name="T171" style:family="text">
      <style:text-properties officeooo:rsid="0072f07f"/>
    </style:style>
    <style:style style:name="T17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73" style:family="text">
      <style:text-properties officeooo:rsid="014407b5"/>
    </style:style>
    <style:style style:name="T17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6" style:family="text">
      <style:text-properties officeooo:rsid="00a59a60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>
      <style:text-properties officeooo:rsid="00d557f3"/>
    </style:style>
    <style:style style:name="T182" style:family="text">
      <style:text-properties style:text-position="sub 58%" officeooo:rsid="00d557f3"/>
    </style:style>
    <style:style style:name="T183" style:family="text">
      <style:text-properties style:text-position="sub 58%" fo:font-style="normal" officeooo:rsid="00d557f3"/>
    </style:style>
    <style:style style:name="T184" style:family="text">
      <style:text-properties fo:font-style="normal" officeooo:rsid="00d557f3"/>
    </style:style>
    <style:style style:name="T185" style:family="text">
      <style:text-properties fo:font-style="normal" officeooo:rsid="00d6639e"/>
    </style:style>
    <style:style style:name="T186" style:family="text">
      <style:text-properties fo:font-style="normal" officeooo:rsid="00d86a6a"/>
    </style:style>
    <style:style style:name="T187" style:family="text">
      <style:text-properties fo:color="#000000" loext:opacity="100%" style:font-name="Bitstream Vera Sans" fo:font-size="10pt" fo:language="fr" fo:country="FR" officeooo:rsid="00d86a6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fo:font-style="normal" officeooo:rsid="00d86a6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/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33ff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3333ff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cc33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99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53cm" svg:stroke-color="#ff3333" draw:marker-start="" draw:marker-start-width="0.279cm" draw:marker-start-center="false" draw:marker-end="" draw:marker-end-width="0.279cm" draw:marker-end-center="false" svg:stroke-opacity="100%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53cm" svg:stroke-color="#ff3333" draw:marker-start="" draw:marker-start-width="0.279cm" draw:marker-start-center="false" draw:marker-end="" draw:marker-end-width="0.279cm" draw:marker-end-center="false" svg:stroke-opacity="100%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3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6cm" svg:stroke-color="#80808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49cm" svg:stroke-color="#000000" draw:marker-start="" draw:marker-start-width="0.42cm" draw:marker-start-center="false" draw:marker-end="" draw:marker-end-width="0.42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.049cm" svg:stroke-color="#ff3333" draw:marker-start="" draw:marker-start-width="0.42cm" draw:marker-start-center="false" draw:marker-end="" draw:marker-end-width="0.42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solid" svg:stroke-width="0.028cm" svg:stroke-color="#ff00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28cm" svg:stroke-color="#6666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28cm" svg:stroke-color="#00cc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1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3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1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dash" draw:stroke-dash="Fine_20_Dashe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svg:stroke-width="0.03cm" svg:stroke-color="#0000ff" draw:marker-start-width="0.295cm" draw:marker-start-center="false" draw:marker-end-width="0.295cm" draw:marker-end-center="false" draw:fill="solid" draw:fill-color="#99cc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style:run-through="foreground"/>
    </style:style>
    <style:style style:name="gr5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dash" draw:stroke-dash="Fine_20_Dashed" svg:stroke-width="0cm" svg:stroke-color="#ff0000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dash" draw:stroke-dash="Fine_20_Dashed" svg:stroke-width="0.03cm" svg:stroke-color="#ff0000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35cm" svg:stroke-color="#00cc33" draw:marker-start="" draw:marker-start-width="0.252cm" draw:marker-start-center="false" draw:marker-end="" draw:marker-end-width="0.252cm" draw:marker-end-center="false" svg:stroke-opacity="100%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9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9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solid" svg:stroke-width="0.028cm" svg:stroke-color="#6666ff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.028cm" svg:stroke-color="#00cc33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_4" draw:style-name="gr68" draw:text-style-name="P139" svg:width="3.918cm" svg:height="1.031cm" draw:transform="rotate (0.0876155284501153) translate (0.137583333333333cm 0.342194444444444cm)">
        <draw:text-box>
          <text:p text:style-name="P115"><text:span text:style-name="T199">Fiche supplémentaire</text:span></text:p>
        </draw:text-box>
      </draw:frame>
      <draw:frame text:anchor-type="page" text:anchor-page-number="1" draw:z-index="2" draw:name="Shape8_0" draw:style-name="gr71" draw:text-style-name="P134" svg:width="2.703cm" svg:height="0.715cm" draw:transform="rotate (0.0872664625997165) translate (1.32644444444444cm 1.21884722222222cm)">
        <draw:text-box>
          <text:p text:style-name="P115"><text:span text:style-name="T198">Série 2</text:span></text:p>
        </draw:text-box>
      </draw:frame>
      <draw:path text:anchor-type="page" text:anchor-page-number="1" draw:z-index="1" draw:name="Shape7_1" draw:style-name="gr72" draw:text-style-name="P13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73" draw:text-style-name="P115" svg:x1="15.039cm" svg:y1="1.461cm" svg:x2="21.998cm" svg:y2="1.461cm">
        <text:p/>
      </draw:line>
      <text:list xml:id="list495252762" text:style-name="_5f_Numérotation_20_des_20_exercices">
        <text:list-item text:start-value="1">
          <text:h text:style-name="P109" text:outline-level="1" text:restart-numbering="true" text:start-value="1"><text:span text:style-name="_5f_Caractères">Réalise la figure suivante.</text:span></text:h>
        </text:list-item>
      </text:list>
      <text:h text:style-name="_5f_Paragraphe" text:outline-level="1"><text:span text:style-name="_5f_Caractères">Place ci-dessous quatre points A, B, C et D non alignés. Trace en bleu la droite (AB), en rouge la demi-droite d'origine A passant par C et en vert le segment d'extrémités C et D.</text:span></text:h>
      <text:h text:style-name="_5f_Paragraphe" text:outline-level="1"><draw:g text:anchor-type="paragraph" draw:z-index="189" draw:name="Forme1" draw:style-name="gr28"><draw:g draw:name="Shape10" draw:style-name="gr50"><draw:g draw:style-name="gr50"><draw:g draw:style-name="gr50"><draw:line draw:style-name="gr55" draw:text-style-name="P133" svg:x1="5.192cm" svg:y1="1.061cm" svg:x2="4.932cm" svg:y2="1.173cm"><text:p/></draw:line><draw:line draw:style-name="gr55" draw:text-style-name="P133" svg:x1="5.119cm" svg:y1="1.247cm" svg:x2="5.007cm" svg:y2="0.987cm"><text:p/></draw:line></draw:g><draw:frame draw:style-name="gr56" draw:text-style-name="P124" svg:width="0.773cm" svg:height="0.708cm" svg:x="4.992cm" svg:y="1.073cm"><draw:text-box><text:p text:style-name="P111"><text:span text:style-name="T191">B</text:span></text:p></draw:text-box></draw:frame></draw:g><draw:g draw:style-name="gr50"><draw:frame draw:style-name="gr57" draw:text-style-name="P124" svg:width="0.773cm" svg:height="0.71cm" svg:x="2.89cm" svg:y="0.78cm"><draw:text-box><text:p text:style-name="P111"><text:span text:style-name="T191">A</text:span></text:p></draw:text-box></draw:frame><draw:g draw:style-name="gr50"><draw:line draw:style-name="gr55" draw:text-style-name="P133" svg:x1="3.265cm" svg:y1="0.701cm" svg:x2="3.005cm" svg:y2="0.813cm"><text:p/></draw:line><draw:line draw:style-name="gr55" draw:text-style-name="P133" svg:x1="3.192cm" svg:y1="0.887cm" svg:x2="3.08cm" svg:y2="0.627cm"><text:p/></draw:line></draw:g></draw:g><draw:g draw:style-name="gr50"><draw:g draw:style-name="gr50"><draw:line draw:style-name="gr55" draw:text-style-name="P133" svg:x1="5.125cm" svg:y1="2.661cm" svg:x2="4.865cm" svg:y2="2.773cm"><text:p/></draw:line><draw:line draw:style-name="gr55" draw:text-style-name="P133" svg:x1="5.052cm" svg:y1="2.847cm" svg:x2="4.94cm" svg:y2="2.587cm"><text:p/></draw:line></draw:g><draw:frame draw:style-name="gr57" draw:text-style-name="P124" svg:width="0.773cm" svg:height="0.71cm" svg:x="4.923cm" svg:y="2.671cm"><draw:text-box><text:p text:style-name="P111"><text:span text:style-name="T191">C</text:span></text:p></draw:text-box></draw:frame></draw:g><draw:g draw:style-name="gr50"><draw:g draw:style-name="gr50"><draw:line draw:style-name="gr55" draw:text-style-name="P133" svg:x1="3.289cm" svg:y1="2.169cm" svg:x2="3.029cm" svg:y2="2.281cm"><text:p/></draw:line><draw:line draw:style-name="gr55" draw:text-style-name="P133" svg:x1="3.214cm" svg:y1="2.355cm" svg:x2="3.102cm" svg:y2="2.095cm"><text:p/></draw:line></draw:g><draw:frame draw:style-name="gr58" draw:text-style-name="P124" svg:width="0.777cm" svg:height="0.71cm" svg:x="3.089cm" svg:y="2.178cm"><draw:text-box><text:p text:style-name="P111"><text:span text:style-name="T191">D</text:span></text:p></draw:text-box></draw:frame></draw:g></draw:g><draw:line draw:style-name="gr59" draw:text-style-name="P113" svg:x1="2.005cm" svg:y1="0.501cm" svg:x2="6.428cm" svg:y2="1.41cm"><text:p/></draw:line><draw:line draw:style-name="gr60" draw:text-style-name="P113" svg:x1="4.971cm" svg:y1="2.721cm" svg:x2="3.155cm" svg:y2="2.231cm"><text:p/></draw:line><draw:line draw:style-name="gr61" draw:text-style-name="P113" svg:x1="3.148cm" svg:y1="0.748cm" svg:x2="5.876cm" svg:y2="3.651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1218874062838" text:continue-numbering="true" text:style-name="_5f_Numérotation_20_des_20_exercices">
        <text:list-item>
          <text:h text:style-name="_5f_Titre_5f_Exercices_5f_avec_5f_Titre" text:outline-level="1"><text:span text:style-name="_5f_Caractères_5f_gras">« Prends garde à la consigne »</text:span></text:h>
        </text:list-item>
      </text:list>
      <text:list xml:id="list779213999" text:style-name="_5f_Numérotation_20_des_20_exercices">
        <text:list-item>
          <text:list>
            <text:list-item>
              <text:p text:style-name="_5f_Paragraphe_5f_avec_5f_Num_5f_Question"><text:span text:style-name="_5f_Caractères">Repasse en vert la partie de la droite dont les points appartiennent à [AB) mais pas à [CD).</text:span></text:p>
            </text:list-item>
          </text:list>
        </text:list-item>
      </text:list>
      <text:h text:style-name="_5f_Paragraphe" text:outline-level="1"><draw:g text:anchor-type="paragraph" draw:z-index="190" draw:name="Forme2" draw:style-name="gr28"><draw:line draw:style-name="gr54" draw:text-style-name="P113" svg:x1="3.509cm" svg:y1="0.374cm" svg:x2="0.726cm" svg:y2="0.382cm"><text:p/></draw:line><draw:g draw:name="Shape16" draw:style-name="gr50"><draw:line draw:style-name="gr37" draw:text-style-name="P110" svg:x1="0.014cm" svg:y1="0.36cm" svg:x2="9.013cm" svg:y2="0.36cm"><text:p/></draw:line><draw:line draw:style-name="gr37" draw:text-style-name="P110" svg:x1="5.844cm" svg:y1="0.259cm" svg:x2="5.844cm" svg:y2="0.458cm"><text:p/></draw:line><draw:line draw:style-name="gr37" draw:text-style-name="P110" svg:x1="8.274cm" svg:y1="0.259cm" svg:x2="8.274cm" svg:y2="0.458cm"><text:p/></draw:line><draw:line draw:style-name="gr37" draw:text-style-name="P110" svg:x1="3.524cm" svg:y1="0.259cm" svg:x2="3.524cm" svg:y2="0.458cm"><text:p/></draw:line><draw:frame draw:style-name="gr40" draw:text-style-name="P112" svg:width="0.777cm" svg:height="0.675cm" svg:x="8.14cm" svg:y="-0.184cm"><draw:text-box><text:p text:style-name="P111"><text:span text:style-name="T190">D</text:span></text:p></draw:text-box></draw:frame><draw:frame draw:style-name="gr38" draw:text-style-name="P112" svg:width="0.75cm" svg:height="0.675cm" svg:x="5.724cm" svg:y="-0.184cm"><draw:text-box><text:p text:style-name="P111"><text:span text:style-name="T190">B</text:span></text:p></draw:text-box></draw:frame><draw:frame draw:style-name="gr38" draw:text-style-name="P112" svg:width="0.752cm" svg:height="0.675cm" svg:x="3.401cm" svg:y="-0.184cm"><draw:text-box><text:p text:style-name="P111"><text:span text:style-name="T190">C</text:span></text:p></draw:text-box></draw:frame><draw:frame draw:style-name="gr38" draw:text-style-name="P112" svg:width="0.75cm" svg:height="0.675cm" svg:x="0.614cm" svg:y="-0.189cm"><draw:text-box><text:p text:style-name="P111"><text:span text:style-name="T190">A</text:span></text:p></draw:text-box></draw:frame><draw:line draw:style-name="gr37" draw:text-style-name="P110" svg:x1="0.734cm" svg:y1="0.263cm" svg:x2="0.734cm" svg:y2="0.461cm"><text:p/></draw:line></draw:g></draw:g><text:span text:style-name="_5f_Caractères"/></text:h>
      <text:list xml:id="list10121906058831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Repasse en rouge la partie de la droite dont les points appartiennent à la fois à [AB) et à [DC) mais pas à [EF].</text:span></text:p>
            </text:list-item>
          </text:list>
        </text:list-item>
      </text:list>
      <text:h text:style-name="_5f_Paragraphe" text:outline-level="1"><draw:g text:anchor-type="as-char" draw:z-index="347" draw:name="Forme3" draw:style-name="gr1"><draw:line draw:style-name="gr2" draw:text-style-name="P110" svg:x1="0.524cm" svg:y1="0.43cm" svg:x2="0.524cm" svg:y2="0.628cm"><text:p/></draw:line><draw:frame draw:style-name="gr3" draw:text-style-name="P112" svg:width="0.779cm" svg:height="0.676cm" svg:x="8.334cm" svg:y="0cm"><draw:text-box><text:p text:style-name="P111"><text:span text:style-name="T190">D</text:span></text:p></draw:text-box></draw:frame><draw:frame draw:style-name="gr4" draw:text-style-name="P112" svg:width="0.75cm" svg:height="0.676cm" svg:x="5.81cm" svg:y="0cm"><draw:text-box><text:p text:style-name="P111"><text:span text:style-name="T190">B</text:span></text:p></draw:text-box></draw:frame><draw:frame draw:style-name="gr5" draw:text-style-name="P112" svg:width="0.752cm" svg:height="0.676cm" svg:x="1.857cm" svg:y="0.005cm"><draw:text-box><text:p text:style-name="P111"><text:span text:style-name="T190">C</text:span></text:p></draw:text-box></draw:frame><draw:frame draw:style-name="gr6" draw:text-style-name="P112" svg:width="0.75cm" svg:height="0.676cm" svg:x="0.4cm" svg:y="0.005cm"><draw:text-box><text:p text:style-name="P111"><text:span text:style-name="T190">A</text:span></text:p></draw:text-box></draw:frame><draw:frame draw:style-name="gr7" draw:text-style-name="P112" svg:width="0.715cm" svg:height="0.676cm" svg:x="4.8cm" svg:y="0cm"><draw:text-box><text:p text:style-name="P111"><text:span text:style-name="T190">F</text:span></text:p></draw:text-box></draw:frame><draw:frame draw:style-name="gr8" draw:text-style-name="P112" svg:width="0.735cm" svg:height="0.676cm" svg:x="3.33cm" svg:y="0.005cm"><draw:text-box><text:p text:style-name="P111"><text:span text:style-name="T190">E</text:span></text:p></draw:text-box></draw:frame><draw:line draw:style-name="gr9" draw:text-style-name="P110" svg:x1="1.982cm" svg:y1="0.43cm" svg:x2="1.982cm" svg:y2="0.626cm"><text:p/></draw:line><draw:line draw:style-name="gr10" draw:text-style-name="P110" svg:x1="3.445cm" svg:y1="0.43cm" svg:x2="3.445cm" svg:y2="0.626cm"><text:p/></draw:line><draw:line draw:style-name="gr11" draw:text-style-name="P110" svg:x1="4.902cm" svg:y1="0.43cm" svg:x2="4.902cm" svg:y2="0.628cm"><text:p/></draw:line><draw:line draw:style-name="gr12" draw:text-style-name="P110" svg:x1="5.933cm" svg:y1="0.43cm" svg:x2="5.933cm" svg:y2="0.626cm"><text:p/></draw:line><draw:line draw:style-name="gr13" draw:text-style-name="P110" svg:x1="8.473cm" svg:y1="0.43cm" svg:x2="8.473cm" svg:y2="0.626cm"><text:p/></draw:line><draw:line draw:style-name="gr14" draw:text-style-name="P110" svg:x1="-0.001cm" svg:y1="0.504cm" svg:x2="8.998cm" svg:y2="0.504cm"><text:p/></draw:line><draw:line draw:style-name="gr15" draw:text-style-name="P113" svg:x1="0.544cm" svg:y1="0.498cm" svg:x2="3.413cm" svg:y2="0.525cm"><text:p/></draw:line><draw:line draw:style-name="gr16" draw:text-style-name="P113" svg:x1="4.923cm" svg:y1="0.513cm" svg:x2="8.434cm" svg:y2="0.514cm"><text:p/></draw:line></draw:g></text:h>
      <text:list xml:id="list101219504073468" text:continue-list="list101218874062838" text:style-name="_5f_Numérotation_20_des_20_exercices">
        <text:list-item>
          <text:h text:style-name="_5f_Titre_5f_Exercices_5f_avec_5f_Titre" text:outline-level="1"><text:span text:style-name="_5f_Caractères_5f_gras">Reproduction de figure</text:span></text:h>
        </text:list-item>
      </text:list>
      <text:h text:style-name="_5f_Paragraphe" text:outline-level="1"><text:span text:style-name="_5f_Caractères">Reproduis la figure ci-dessous en utilisant uniquement ta règle non graduée.</text:span></text:h>
      <text:h text:style-name="_5f_Paragraphe" text:outline-level="1"><draw:g text:anchor-type="paragraph" draw:z-index="191" draw:name="Forme18" draw:style-name="gr28"><draw:polygon draw:style-name="gr49" draw:text-style-name="P130" svg:width="3.781cm" svg:height="2.666cm" draw:transform="rotate (2.31727364787287) translate (4.08560505067624cm 8.8169539583727cm)" svg:viewBox="0 0 3782 2667" draw:points="3200,80 3782,80 3337,1002 205,2667 0,2005 1532,0 1922,1416 3199,36"><text:p/></draw:polygon><draw:g draw:style-name="gr50"><draw:line draw:style-name="gr51" draw:text-style-name="P131" svg:x1="1.77cm" svg:y1="2.683cm" svg:x2="1.924cm" svg:y2="2.837cm"><text:p/></draw:line><draw:line draw:style-name="gr51" draw:text-style-name="P131" svg:x1="1.77cm" svg:y1="2.837cm" svg:x2="1.924cm" svg:y2="2.683cm"><text:p/></draw:line><draw:line draw:style-name="gr51" draw:text-style-name="P131" svg:x1="3.692cm" svg:y1="2.683cm" svg:x2="3.846cm" svg:y2="2.837cm"><text:p/></draw:line><draw:line draw:style-name="gr51" draw:text-style-name="P131" svg:x1="3.692cm" svg:y1="2.837cm" svg:x2="3.846cm" svg:y2="2.683cm"><text:p/></draw:line><draw:line draw:style-name="gr51" draw:text-style-name="P131" svg:x1="1.77cm" svg:y1="1.533cm" svg:x2="1.924cm" svg:y2="1.687cm"><text:p/></draw:line><draw:line draw:style-name="gr51" draw:text-style-name="P131" svg:x1="1.77cm" svg:y1="1.687cm" svg:x2="1.924cm" svg:y2="1.533cm"><text:p/></draw:line><draw:line draw:style-name="gr51" draw:text-style-name="P131" svg:x1="1.77cm" svg:y1="0.379cm" svg:x2="1.924cm" svg:y2="0.533cm"><text:p/></draw:line><draw:line draw:style-name="gr51" draw:text-style-name="P131" svg:x1="1.77cm" svg:y1="0.533cm" svg:x2="1.924cm" svg:y2="0.379cm"><text:p/></draw:line><draw:line draw:style-name="gr51" draw:text-style-name="P131" svg:x1="3.692cm" svg:y1="0.379cm" svg:x2="3.846cm" svg:y2="0.533cm"><text:p/></draw:line><draw:line draw:style-name="gr51" draw:text-style-name="P131" svg:x1="3.692cm" svg:y1="0.533cm" svg:x2="3.846cm" svg:y2="0.379cm"><text:p/></draw:line><draw:line draw:style-name="gr51" draw:text-style-name="P131" svg:x1="5.616cm" svg:y1="2.683cm" svg:x2="5.77cm" svg:y2="2.837cm"><text:p/></draw:line><draw:line draw:style-name="gr51" draw:text-style-name="P131" svg:x1="5.616cm" svg:y1="2.837cm" svg:x2="5.77cm" svg:y2="2.683cm"><text:p/></draw:line><draw:line draw:style-name="gr51" draw:text-style-name="P131" svg:x1="5.616cm" svg:y1="1.533cm" svg:x2="5.77cm" svg:y2="1.687cm"><text:p/></draw:line><draw:line draw:style-name="gr51" draw:text-style-name="P131" svg:x1="5.616cm" svg:y1="1.687cm" svg:x2="5.77cm" svg:y2="1.533cm"><text:p/></draw:line><draw:line draw:style-name="gr51" draw:text-style-name="P131" svg:x1="5.616cm" svg:y1="0.379cm" svg:x2="5.77cm" svg:y2="0.533cm"><text:p/></draw:line><draw:line draw:style-name="gr51" draw:text-style-name="P131" svg:x1="5.616cm" svg:y1="0.533cm" svg:x2="5.77cm" svg:y2="0.379cm"><text:p/></draw:line><draw:polygon draw:style-name="gr51" draw:text-style-name="P131" svg:width="2.299cm" svg:height="1.083cm" svg:x="2.616cm" svg:y="1.219cm" svg:viewBox="0 0 2300 1084" draw:points="0,158 201,393 1154,393 761,1084 2107,970 2300,621 507,0"><text:p/></draw:polygon></draw:g><draw:g draw:style-name="gr50"><draw:line draw:style-name="gr51" draw:text-style-name="P131" svg:x1="-0.009cm" svg:y1="8.414cm" svg:x2="0.279cm" svg:y2="8.702cm"><text:p/></draw:line><draw:line draw:style-name="gr51" draw:text-style-name="P131" svg:x1="-0.009cm" svg:y1="8.702cm" svg:x2="0.279cm" svg:y2="8.414cm"><text:p/></draw:line><draw:line draw:style-name="gr51" draw:text-style-name="P131" svg:x1="3.595cm" svg:y1="8.414cm" svg:x2="3.883cm" svg:y2="8.702cm"><text:p/></draw:line><draw:line draw:style-name="gr51" draw:text-style-name="P131" svg:x1="3.595cm" svg:y1="8.702cm" svg:x2="3.883cm" svg:y2="8.414cm"><text:p/></draw:line><draw:line draw:style-name="gr51" draw:text-style-name="P131" svg:x1="-0.009cm" svg:y1="6.261cm" svg:x2="0.279cm" svg:y2="6.549cm"><text:p/></draw:line><draw:line draw:style-name="gr51" draw:text-style-name="P131" svg:x1="-0.009cm" svg:y1="6.549cm" svg:x2="0.279cm" svg:y2="6.261cm"><text:p/></draw:line><draw:line draw:style-name="gr51" draw:text-style-name="P131" svg:x1="-0.009cm" svg:y1="4.094cm" svg:x2="0.279cm" svg:y2="4.382cm"><text:p/></draw:line><draw:line draw:style-name="gr51" draw:text-style-name="P131" svg:x1="-0.009cm" svg:y1="4.382cm" svg:x2="0.279cm" svg:y2="4.094cm"><text:p/></draw:line><draw:line draw:style-name="gr51" draw:text-style-name="P131" svg:x1="3.595cm" svg:y1="4.094cm" svg:x2="3.883cm" svg:y2="4.382cm"><text:p/></draw:line><draw:line draw:style-name="gr51" draw:text-style-name="P131" svg:x1="3.595cm" svg:y1="4.382cm" svg:x2="3.883cm" svg:y2="4.094cm"><text:p/></draw:line><draw:line draw:style-name="gr51" draw:text-style-name="P131" svg:x1="7.203cm" svg:y1="8.414cm" svg:x2="7.491cm" svg:y2="8.702cm"><text:p/></draw:line><draw:line draw:style-name="gr51" draw:text-style-name="P131" svg:x1="7.203cm" svg:y1="8.702cm" svg:x2="7.491cm" svg:y2="8.414cm"><text:p/></draw:line><draw:line draw:style-name="gr51" draw:text-style-name="P131" svg:x1="7.203cm" svg:y1="6.261cm" svg:x2="7.491cm" svg:y2="6.549cm"><text:p/></draw:line><draw:line draw:style-name="gr51" draw:text-style-name="P131" svg:x1="7.203cm" svg:y1="6.549cm" svg:x2="7.491cm" svg:y2="6.261cm"><text:p/></draw:line><draw:line draw:style-name="gr51" draw:text-style-name="P131" svg:x1="7.203cm" svg:y1="4.094cm" svg:x2="7.491cm" svg:y2="4.382cm"><text:p/></draw:line><draw:line draw:style-name="gr51" draw:text-style-name="P131" svg:x1="7.203cm" svg:y1="4.382cm" svg:x2="7.491cm" svg:y2="4.094cm"><text:p/></draw:line></draw:g><draw:line draw:style-name="gr52" draw:text-style-name="P132" svg:x1="5.7cm" svg:y1="0.443cm" svg:x2="1.846cm" svg:y2="1.612cm"><text:p/></draw:line><draw:line draw:style-name="gr53" draw:text-style-name="P132" svg:x1="7.373cm" svg:y1="4.234cm" svg:x2="0.076cm" svg:y2="6.447cm"><text:p/></draw:line><draw:line draw:style-name="gr52" draw:text-style-name="P132" svg:x1="5.618cm" svg:y1="1.628cm" svg:x2="1.764cm" svg:y2="2.797cm"><text:p/></draw:line><draw:line draw:style-name="gr52" draw:text-style-name="P132" svg:x1="5.731cm" svg:y1="2.762cm" svg:x2="1.861cm" svg:y2="0.471cm"><text:p/></draw:line><draw:line draw:style-name="gr52" draw:text-style-name="P132" svg:x1="3.788cm" svg:y1="0.457cm" svg:x2="5.716cm" svg:y2="2.747cm"><text:p/></draw:line><draw:line draw:style-name="gr52" draw:text-style-name="P132" svg:x1="3.788cm" svg:y1="0.457cm" svg:x2="1.861cm" svg:y2="2.747cm"><text:p/></draw:line><draw:line draw:style-name="gr52" draw:text-style-name="P132" svg:x1="5.7cm" svg:y1="1.627cm" svg:x2="1.846cm" svg:y2="1.613cm"><text:p/></draw:line><draw:line draw:style-name="gr52" draw:text-style-name="P132" svg:x1="3.757cm" svg:y1="2.745cm" svg:x2="1.861cm" svg:y2="0.471cm"><text:p/></draw:line><draw:line draw:style-name="gr52" draw:text-style-name="P132" svg:x1="3.773cm" svg:y1="2.781cm" svg:x2="5.684cm" svg:y2="1.627cm"><text:p/></draw:line><draw:line draw:style-name="gr53" draw:text-style-name="P132" svg:x1="7.325cm" svg:y1="6.445cm" svg:x2="0.076cm" svg:y2="6.448cm"><text:p/></draw:line><draw:line draw:style-name="gr53" draw:text-style-name="P132" svg:x1="7.327cm" svg:y1="6.412cm" svg:x2="0.111cm" svg:y2="8.564cm"><text:p/></draw:line><draw:line draw:style-name="gr53" draw:text-style-name="P132" svg:x1="3.757cm" svg:y1="4.234cm" svg:x2="0.111cm" svg:y2="8.566cm"><text:p/></draw:line><draw:line draw:style-name="gr53" draw:text-style-name="P132" svg:x1="3.757cm" svg:y1="4.234cm" svg:x2="7.374cm" svg:y2="8.625cm"><text:p/></draw:line><draw:line draw:style-name="gr53" draw:text-style-name="P132" svg:x1="0.125cm" svg:y1="4.251cm" svg:x2="3.773cm" svg:y2="8.546cm"><text:p/></draw:line><draw:line draw:style-name="gr53" draw:text-style-name="P132" svg:x1="0.126cm" svg:y1="4.252cm" svg:x2="7.374cm" svg:y2="8.594cm"><text:p/></draw:line><draw:line draw:style-name="gr53" draw:text-style-name="P132" svg:x1="7.327cm" svg:y1="6.412cm" svg:x2="3.773cm" svg:y2="8.545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3" draw:name="Shape19" draw:style-name="gr69"><draw:line draw:style-name="gr70" draw:text-style-name="P140" svg:x1="0.873cm" svg:y1="4.609cm" svg:x2="1.161cm" svg:y2="4.897cm"><text:p/></draw:line><draw:line draw:style-name="gr70" draw:text-style-name="P140" svg:x1="0.873cm" svg:y1="4.897cm" svg:x2="1.161cm" svg:y2="4.609cm"><text:p/></draw:line><draw:line draw:style-name="gr70" draw:text-style-name="P140" svg:x1="4.477cm" svg:y1="4.609cm" svg:x2="4.765cm" svg:y2="4.897cm"><text:p/></draw:line><draw:line draw:style-name="gr70" draw:text-style-name="P140" svg:x1="4.477cm" svg:y1="4.897cm" svg:x2="4.765cm" svg:y2="4.609cm"><text:p/></draw:line><draw:line draw:style-name="gr70" draw:text-style-name="P140" svg:x1="0.873cm" svg:y1="2.453cm" svg:x2="1.161cm" svg:y2="2.741cm"><text:p/></draw:line><draw:line draw:style-name="gr70" draw:text-style-name="P140" svg:x1="0.873cm" svg:y1="2.741cm" svg:x2="1.161cm" svg:y2="2.453cm"><text:p/></draw:line><draw:line draw:style-name="gr70" draw:text-style-name="P140" svg:x1="0.873cm" svg:y1="0.286cm" svg:x2="1.161cm" svg:y2="0.574cm"><text:p/></draw:line><draw:line draw:style-name="gr70" draw:text-style-name="P140" svg:x1="0.873cm" svg:y1="0.574cm" svg:x2="1.161cm" svg:y2="0.286cm"><text:p/></draw:line><draw:line draw:style-name="gr70" draw:text-style-name="P140" svg:x1="4.477cm" svg:y1="0.286cm" svg:x2="4.765cm" svg:y2="0.574cm"><text:p/></draw:line><draw:line draw:style-name="gr70" draw:text-style-name="P140" svg:x1="4.477cm" svg:y1="0.574cm" svg:x2="4.765cm" svg:y2="0.286cm"><text:p/></draw:line><draw:line draw:style-name="gr70" draw:text-style-name="P140" svg:x1="8.085cm" svg:y1="4.609cm" svg:x2="8.373cm" svg:y2="4.897cm"><text:p/></draw:line><draw:line draw:style-name="gr70" draw:text-style-name="P140" svg:x1="8.085cm" svg:y1="4.897cm" svg:x2="8.373cm" svg:y2="4.609cm"><text:p/></draw:line><draw:line draw:style-name="gr70" draw:text-style-name="P140" svg:x1="8.085cm" svg:y1="2.453cm" svg:x2="8.373cm" svg:y2="2.741cm"><text:p/></draw:line><draw:line draw:style-name="gr70" draw:text-style-name="P140" svg:x1="8.085cm" svg:y1="2.741cm" svg:x2="8.373cm" svg:y2="2.453cm"><text:p/></draw:line><draw:line draw:style-name="gr70" draw:text-style-name="P140" svg:x1="8.085cm" svg:y1="0.286cm" svg:x2="8.373cm" svg:y2="0.574cm"><text:p/></draw:line><draw:line draw:style-name="gr70" draw:text-style-name="P140" svg:x1="8.085cm" svg:y1="0.574cm" svg:x2="8.373cm" svg:y2="0.286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1220281121281" text:continue-numbering="true" text:style-name="_5f_Numérotation_20_des_20_exercices">
        <text:list-item>
          <text:h text:style-name="_5f_Titre_5f_Exercices_5f_avec_5f_Titre" text:outline-level="1"><text:span text:style-name="_5f_Caractères_5f_gras">Théorème de Pappus</text:span></text:h>
        </text:list-item>
      </text:list>
      <text:h text:style-name="_5f_Paragraphe" text:outline-level="1"><text:span text:style-name="_5f_Caractères">Construis ci-dessous la figure suivante :</text:span></text:h>
      <text:list xml:id="list10121891913216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nstruis une droite (AB). Place un point C sur la droite (AB) tel que A, B et C soient alignés dans cet ordre. De même, construis une autre droite (DE). Place un point F sur la droite (DE) tel que D, E et F soient alignés dans cet ordre. </text:span></text:p>
            </text:list-item>
            <text:list-item>
              <text:p text:style-name="_5f_Paragraphe_5f_avec_5f_Num_5f_Question"><text:span text:style-name="_5f_Caractères">Construis les points d'intersection suivants J de (AE) et (DB) , K de (AF) et (DC) et L de (BF) et (EC)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192" draw:name="Forme4" draw:style-name="gr28"><draw:line draw:style-name="gr37" draw:text-style-name="P110" svg:x1="0.787cm" svg:y1="0.643cm" svg:x2="0.787cm" svg:y2="0.841cm"><text:p/></draw:line><draw:frame draw:style-name="gr38" draw:text-style-name="P112" svg:width="0.752cm" svg:height="0.675cm" svg:x="6.073cm" svg:y="0.213cm"><draw:text-box><text:p text:style-name="P111"><text:span text:style-name="T190">C</text:span></text:p></draw:text-box></draw:frame><draw:frame draw:style-name="gr38" draw:text-style-name="P112" svg:width="0.75cm" svg:height="0.675cm" svg:x="2.719cm" svg:y="0.178cm"><draw:text-box><text:p text:style-name="P111"><text:span text:style-name="T190">B</text:span></text:p></draw:text-box></draw:frame><draw:frame draw:style-name="gr38" draw:text-style-name="P112" svg:width="0.75cm" svg:height="0.675cm" svg:x="0.664cm" svg:y="0.219cm"><draw:text-box><text:p text:style-name="P111"><text:span text:style-name="T190">A</text:span></text:p></draw:text-box></draw:frame><draw:line draw:style-name="gr37" draw:text-style-name="P110" svg:x1="3.175cm" svg:y1="0.654cm" svg:x2="3.175cm" svg:y2="0.85cm"><text:p/></draw:line><draw:line draw:style-name="gr37" draw:text-style-name="P110" svg:x1="6.196cm" svg:y1="0.643cm" svg:x2="6.196cm" svg:y2="0.839cm"><text:p/></draw:line><draw:line draw:style-name="gr37" draw:text-style-name="P110" svg:x1="0.194cm" svg:y1="0.745cm" svg:x2="9.193cm" svg:y2="0.745cm"><text:p/></draw:line><draw:frame draw:style-name="gr39" draw:text-style-name="P112" svg:width="0.715cm" svg:height="0.675cm" draw:transform="rotate (-0.201236462754945) translate (5.14702777777778cm 2.43593055555556cm)"><draw:text-box><text:p text:style-name="P111"><text:span text:style-name="T190">F</text:span></text:p></draw:text-box></draw:frame><draw:frame draw:style-name="gr40" draw:text-style-name="P112" svg:width="0.777cm" svg:height="0.675cm" draw:transform="rotate (-0.202283660306143) translate (1.81680555555556cm 1.69509722222222cm)"><draw:text-box><text:p text:style-name="P111"><text:span text:style-name="T190">D</text:span></text:p></draw:text-box></draw:frame><draw:frame draw:style-name="gr41" draw:text-style-name="P112" svg:width="0.729cm" svg:height="0.675cm" draw:transform="rotate (-0.202109127380943) translate (2.66876388888889cm 1.91381944444444cm)"><draw:text-box><text:p text:style-name="P111"><text:span text:style-name="T190">E</text:span></text:p></draw:text-box></draw:frame><draw:line draw:style-name="gr37" draw:text-style-name="P110" svg:x1="2.139cm" svg:y1="1.676cm" svg:x2="2.099cm" svg:y2="1.868cm"><text:p/></draw:line><draw:line draw:style-name="gr37" draw:text-style-name="P110" svg:x1="3.058cm" svg:y1="1.884cm" svg:x2="3.018cm" svg:y2="2.076cm"><text:p/></draw:line><draw:line draw:style-name="gr37" draw:text-style-name="P110" svg:x1="5.438cm" svg:y1="2.351cm" svg:x2="5.398cm" svg:y2="2.543cm"><text:p/></draw:line><draw:line draw:style-name="gr37" draw:text-style-name="P110" svg:x1="0.107cm" svg:y1="1.362cm" svg:x2="8.921cm" svg:y2="3.178cm"><text:p/></draw:line><draw:line draw:style-name="gr42" draw:text-style-name="P113" svg:x1="0.261cm" svg:y1="0.431cm" svg:x2="3.647cm" svg:y2="2.281cm"><text:p/></draw:line><draw:line draw:style-name="gr42" draw:text-style-name="P113" svg:x1="3.527cm" svg:y1="0.381cm" svg:x2="1.712cm" svg:y2="2.213cm"><text:p/></draw:line><draw:line draw:style-name="gr43" draw:text-style-name="P113" svg:x1="0.217cm" svg:y1="0.507cm" svg:x2="5.861cm" svg:y2="2.636cm"><text:p/></draw:line><draw:line draw:style-name="gr43" draw:text-style-name="P113" svg:x1="1.532cm" svg:y1="1.93cm" svg:x2="6.945cm" svg:y2="0.546cm"><text:p/></draw:line><draw:line draw:style-name="gr44" draw:text-style-name="P113" svg:x1="2.604cm" svg:y1="0.307cm" svg:x2="5.788cm" svg:y2="2.731cm"><text:p/></draw:line><draw:line draw:style-name="gr44" draw:text-style-name="P113" svg:x1="2.714cm" svg:y1="2.088cm" svg:x2="6.771cm" svg:y2="0.517cm"><text:p/></draw:line><draw:frame draw:style-name="gr45" draw:text-style-name="P127" svg:width="0.609cm" svg:height="0.675cm" svg:x="1.976cm" svg:y="0.996cm"><draw:text-box><text:p text:style-name="P111"><text:span text:style-name="T195">J</text:span></text:p></draw:text-box></draw:frame><draw:frame draw:style-name="gr46" draw:text-style-name="P128" svg:width="0.736cm" svg:height="0.675cm" svg:x="2.643cm" svg:y="1.032cm"><draw:text-box><text:p text:style-name="P111"><text:span text:style-name="T196">K</text:span></text:p></draw:text-box></draw:frame><draw:frame draw:style-name="gr47" draw:text-style-name="P129" svg:width="0.703cm" svg:height="0.675cm" svg:x="3.877cm" svg:y="1.397cm"><draw:text-box><text:p text:style-name="P111"><text:span text:style-name="T197">L</text:span></text:p></draw:text-box></draw:frame><draw:line draw:style-name="gr48" draw:text-style-name="P110" svg:x1="1.591cm" svg:y1="1.603cm" svg:x2="6.348cm" svg:y2="1.471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122051025732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semble-t-il se passer pour J, K et L ?</text:span></text:p>
            </text:list-item>
          </text:list>
        </text:list-item>
      </text:list>
      <text:p text:style-name="P101"><text:span text:style-name="_5f_Caractères_5f_correction"><text:span text:style-name="T181">Les points J, K et L semblent être alignés.</text:span></text:span></text:p>
      <text:list xml:id="list101219032153707" text:continue-numbering="true" text:style-name="_5f_Numérotation_20_des_20_exercices">
        <text:list-item>
          <text:h text:style-name="_5f_Titre_5f_Exercices_5f_avec_5f_Titre" text:outline-level="1"><text:span text:style-name="_5f_Caractères_5f_gras">Illusion d’optique</text:span></text:h>
          <text:list>
            <text:list-item>
              <text:p text:style-name="_5f_Paragraphe_5f_avec_5f_Num_5f_Question"><text:span text:style-name="_5f_Caractères">Les droites (d</text:span><text:span text:style-name="_5f_Caractères_5f_indice">1</text:span><text:span text:style-name="_5f_Caractères">) et (d</text:span><text:span text:style-name="_5f_Caractères_5f_indice">2</text:span><text:span text:style-name="_5f_Caractères">) semblent-elles parallèles ?</text:span></text:p>
            </text:list-item>
          </text:list>
        </text:list-item>
      </text:list>
      <text:p text:style-name="P102"><text:span text:style-name="_5f_Caractères_5f_correction"><text:span text:style-name="T181">Oui les droites (d</text:span></text:span><text:span text:style-name="_5f_Caractères_5f_correction"><text:span text:style-name="T182">1</text:span></text:span><text:span text:style-name="_5f_Caractères_5f_correction"><text:span text:style-name="T181">) et (d</text:span></text:span><text:span text:style-name="_5f_Caractères_5f_correction"><text:span text:style-name="T182">2</text:span></text:span><text:span text:style-name="_5f_Caractères_5f_correction"><text:span text:style-name="T181">) semblent être parallèles.</text:span></text:span></text:p>
      <text:list xml:id="list10121919017755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plète la figure en suivant les instructions. :</text:span></text:p>
            </text:list-item>
            <text:list-item>
              <text:p text:style-name="_5f_Paragraphe_5f_avec_5f_Num_5f_Question"><text:span text:style-name="_5f_Caractères">Tous les demi-centimètres, trace des segments verticaux de même longueur que le segment [AB], dont une extrémité est sur la droite (d</text:span><text:span text:style-name="_5f_Caractères_5f_indice">1</text:span><text:span text:style-name="_5f_Caractères">)</text:span></text:p>
            </text:list-item>
            <text:list-item>
              <text:p text:style-name="_5f_Paragraphe_5f_avec_5f_Num_5f_Question"><text:span text:style-name="_5f_Caractères">Refais de même en traçant des segments horizontaux de même longueur que le segment [AB], dont l’une des extrémités est sur la droite (d</text:span><text:span text:style-name="_5f_Caractères_5f_indice">2</text:span><text:span text:style-name="_5f_Caractères">).</text:span></text:p>
            </text:list-item>
            <text:list-item>
              <text:p text:style-name="P108"><draw:g text:anchor-type="paragraph" draw:z-index="193" draw:name="Forme5" draw:style-name="gr28"><draw:line draw:name="Shape2_1" draw:style-name="gr29" draw:text-style-name="P121" svg:x1="2.519cm" svg:y1="1.812cm" svg:x2="2.519cm" svg:y2="6.088cm"><text:p/></draw:line><draw:line draw:name="Shape25_1" draw:style-name="gr30" draw:text-style-name="P121" svg:x1="2.783cm" svg:y1="1.812cm" svg:x2="2.783cm" svg:y2="6.088cm"><text:p/></draw:line><draw:line draw:name="Shape26_1" draw:style-name="gr29" draw:text-style-name="P121" svg:x1="3.053cm" svg:y1="1.812cm" svg:x2="3.053cm" svg:y2="6.088cm"><text:p/></draw:line><draw:line draw:name="Shape27_1" draw:style-name="gr30" draw:text-style-name="P121" svg:x1="3.321cm" svg:y1="1.812cm" svg:x2="3.321cm" svg:y2="6.088cm"><text:p/></draw:line><draw:line draw:name="Shape28_1" draw:style-name="gr29" draw:text-style-name="P121" svg:x1="3.586cm" svg:y1="1.812cm" svg:x2="3.586cm" svg:y2="6.088cm"><text:p/></draw:line><draw:line draw:name="Shape29_1" draw:style-name="gr30" draw:text-style-name="P121" svg:x1="3.854cm" svg:y1="1.812cm" svg:x2="3.854cm" svg:y2="6.088cm"><text:p/></draw:line><draw:line draw:name="Shape30_1" draw:style-name="gr29" draw:text-style-name="P121" svg:x1="4.121cm" svg:y1="1.812cm" svg:x2="4.121cm" svg:y2="6.088cm"><text:p/></draw:line><draw:line draw:name="Shape31_1" draw:style-name="gr30" draw:text-style-name="P121" svg:x1="4.387cm" svg:y1="1.812cm" svg:x2="4.387cm" svg:y2="6.088cm"><text:p/></draw:line><draw:line draw:name="Shape32_1" draw:style-name="gr29" draw:text-style-name="P121" svg:x1="4.658cm" svg:y1="1.812cm" svg:x2="4.658cm" svg:y2="6.088cm"><text:p/></draw:line><draw:line draw:name="Shape33_1" draw:style-name="gr30" draw:text-style-name="P121" svg:x1="4.922cm" svg:y1="1.812cm" svg:x2="4.922cm" svg:y2="6.088cm"><text:p/></draw:line><draw:line draw:name="Shape34_1" draw:style-name="gr29" draw:text-style-name="P121" svg:x1="5.186cm" svg:y1="1.812cm" svg:x2="5.186cm" svg:y2="6.088cm"><text:p/></draw:line><draw:line draw:name="Shape35_1" draw:style-name="gr30" draw:text-style-name="P121" svg:x1="5.458cm" svg:y1="1.812cm" svg:x2="5.458cm" svg:y2="6.088cm"><text:p/></draw:line><draw:line draw:name="Shape36_1" draw:style-name="gr29" draw:text-style-name="P121" svg:x1="5.724cm" svg:y1="1.812cm" svg:x2="5.724cm" svg:y2="6.088cm"><text:p/></draw:line><draw:line draw:name="Shape37_1" draw:style-name="gr30" draw:text-style-name="P121" svg:x1="5.988cm" svg:y1="1.812cm" svg:x2="5.988cm" svg:y2="6.088cm"><text:p/></draw:line><draw:line draw:name="Shape38_1" draw:style-name="gr29" draw:text-style-name="P121" svg:x1="6.26cm" svg:y1="1.812cm" svg:x2="6.26cm" svg:y2="6.088cm"><text:p/></draw:line><draw:line draw:name="Shape39_1" draw:style-name="gr30" draw:text-style-name="P121" svg:x1="6.527cm" svg:y1="1.812cm" svg:x2="6.527cm" svg:y2="6.088cm"><text:p/></draw:line><draw:line draw:name="Shape40_1" draw:style-name="gr29" draw:text-style-name="P121" svg:x1="6.788cm" svg:y1="1.812cm" svg:x2="6.788cm" svg:y2="6.088cm"><text:p/></draw:line><draw:line draw:name="Shape41_1" draw:style-name="gr30" draw:text-style-name="P121" svg:x1="7.061cm" svg:y1="1.812cm" svg:x2="7.061cm" svg:y2="6.088cm"><text:p/></draw:line><draw:line draw:name="Shape42_1" draw:style-name="gr29" draw:text-style-name="P121" svg:x1="7.328cm" svg:y1="1.812cm" svg:x2="7.328cm" svg:y2="6.088cm"><text:p/></draw:line><draw:line draw:name="Shape43_1" draw:style-name="gr30" draw:text-style-name="P121" svg:x1="7.592cm" svg:y1="1.812cm" svg:x2="7.592cm" svg:y2="6.088cm"><text:p/></draw:line><draw:line draw:name="Shape44_1" draw:style-name="gr29" draw:text-style-name="P121" svg:x1="7.863cm" svg:y1="1.812cm" svg:x2="7.863cm" svg:y2="6.088cm"><text:p/></draw:line><draw:line draw:name="Shape45_1" draw:style-name="gr29" draw:text-style-name="P121" svg:x1="2.519cm" svg:y1="1.812cm" svg:x2="7.864cm" svg:y2="1.812cm"><text:p/></draw:line><draw:line draw:name="Shape46_1" draw:style-name="gr30" draw:text-style-name="P121" svg:x1="2.519cm" svg:y1="2.078cm" svg:x2="7.864cm" svg:y2="2.078cm"><text:p/></draw:line><draw:line draw:name="Shape47_1" draw:style-name="gr29" draw:text-style-name="P121" svg:x1="2.519cm" svg:y1="2.346cm" svg:x2="7.864cm" svg:y2="2.346cm"><text:p/></draw:line><draw:line draw:name="Shape48_1" draw:style-name="gr30" draw:text-style-name="P121" svg:x1="2.519cm" svg:y1="2.614cm" svg:x2="7.864cm" svg:y2="2.614cm"><text:p/></draw:line><draw:line draw:name="Shape49_1" draw:style-name="gr29" draw:text-style-name="P121" svg:x1="2.519cm" svg:y1="2.883cm" svg:x2="7.864cm" svg:y2="2.883cm"><text:p/></draw:line><draw:line draw:name="Shape50_1" draw:style-name="gr30" draw:text-style-name="P121" svg:x1="2.519cm" svg:y1="3.149cm" svg:x2="7.864cm" svg:y2="3.149cm"><text:p/></draw:line><draw:line draw:name="Shape51_1" draw:style-name="gr29" draw:text-style-name="P121" svg:x1="2.519cm" svg:y1="3.415cm" svg:x2="7.864cm" svg:y2="3.415cm"><text:p/></draw:line><draw:line draw:name="Shape52_1" draw:style-name="gr30" draw:text-style-name="P121" svg:x1="2.519cm" svg:y1="3.683cm" svg:x2="7.864cm" svg:y2="3.683cm"><text:p/></draw:line><draw:line draw:name="Shape53_1" draw:style-name="gr29" draw:text-style-name="P121" svg:x1="2.519cm" svg:y1="3.951cm" svg:x2="7.864cm" svg:y2="3.951cm"><text:p/></draw:line><draw:line draw:name="Shape54_1" draw:style-name="gr30" draw:text-style-name="P121" svg:x1="2.519cm" svg:y1="4.216cm" svg:x2="7.864cm" svg:y2="4.216cm"><text:p/></draw:line><draw:line draw:name="Shape55_1" draw:style-name="gr29" draw:text-style-name="P121" svg:x1="2.519cm" svg:y1="4.483cm" svg:x2="7.864cm" svg:y2="4.483cm"><text:p/></draw:line><draw:line draw:name="Shape56_1" draw:style-name="gr30" draw:text-style-name="P121" svg:x1="2.519cm" svg:y1="4.752cm" svg:x2="7.864cm" svg:y2="4.752cm"><text:p/></draw:line><draw:line draw:name="Shape57_1" draw:style-name="gr29" draw:text-style-name="P121" svg:x1="2.519cm" svg:y1="5.02cm" svg:x2="7.864cm" svg:y2="5.02cm"><text:p/></draw:line><draw:line draw:name="Shape58_1" draw:style-name="gr30" draw:text-style-name="P121" svg:x1="2.519cm" svg:y1="5.283cm" svg:x2="7.864cm" svg:y2="5.283cm"><text:p/></draw:line><draw:line draw:name="Shape59_1" draw:style-name="gr29" draw:text-style-name="P121" svg:x1="2.519cm" svg:y1="5.556cm" svg:x2="7.864cm" svg:y2="5.556cm"><text:p/></draw:line><draw:line draw:name="Shape60_1" draw:style-name="gr30" draw:text-style-name="P121" svg:x1="2.519cm" svg:y1="5.821cm" svg:x2="7.864cm" svg:y2="5.821cm"><text:p/></draw:line><draw:line draw:name="Shape61_1" draw:style-name="gr29" draw:text-style-name="P121" svg:x1="2.519cm" svg:y1="6.089cm" svg:x2="7.864cm" svg:y2="6.089cm"><text:p/></draw:line><draw:line draw:name="Shape13_0" draw:style-name="gr31" draw:text-style-name="P122" svg:x1="2.519cm" svg:y1="5.019cm" svg:x2="6.795cm" svg:y2="1.812cm"><text:p/></draw:line><draw:line draw:name="Shape13_1" draw:style-name="gr31" draw:text-style-name="P122" svg:x1="2.524cm" svg:y1="5.025cm" svg:x2="6.793cm" svg:y2="1.808cm"><text:p/></draw:line><draw:line draw:name="Shape13_2" draw:style-name="gr31" draw:text-style-name="P122" svg:x1="2.488cm" svg:y1="5.565cm" svg:x2="7.325cm" svg:y2="1.822cm"><text:p/></draw:line><draw:line draw:name="Shape13_9" draw:style-name="gr31" draw:text-style-name="P122" svg:x1="3.053cm" svg:y1="4.633cm" svg:x2="3.053cm" svg:y2="3.951cm"><text:p/></draw:line><draw:line draw:name="Shape22_1" draw:style-name="gr32" draw:text-style-name="P123" svg:x1="3.009cm" svg:y1="3.885cm" svg:x2="3.11cm" svg:y2="3.991cm"><text:p/></draw:line><draw:line draw:name="Shape62_1" draw:style-name="gr32" draw:text-style-name="P123" svg:x1="3.109cm" svg:y1="3.885cm" svg:x2="3.007cm" svg:y2="3.991cm"><text:p/></draw:line><draw:frame draw:name="Shape23_1" draw:style-name="gr33" draw:text-style-name="P124" svg:width="0.75cm" svg:height="0.675cm" svg:x="2.395cm" svg:y="3.415cm"><draw:text-box><text:p text:style-name="P111"><text:span text:style-name="T191">B</text:span></text:p></draw:text-box></draw:frame><draw:line draw:name="Shape15_1" draw:style-name="gr32" draw:text-style-name="P123" svg:x1="2.99cm" svg:y1="4.553cm" svg:x2="3.091cm" svg:y2="4.659cm"><text:p/></draw:line><draw:line draw:name="Shape63_1" draw:style-name="gr32" draw:text-style-name="P123" svg:x1="3.085cm" svg:y1="4.553cm" svg:x2="2.983cm" svg:y2="4.659cm"><text:p/></draw:line><draw:frame draw:name="Shape24_1" draw:style-name="gr33" draw:text-style-name="P124" svg:width="0.75cm" svg:height="0.675cm" svg:x="2.351cm" svg:y="4.267cm"><draw:text-box><text:p text:style-name="P111"><text:span text:style-name="T191">A</text:span></text:p></draw:text-box></draw:frame><draw:frame draw:name="Shape14_0" draw:style-name="gr34" draw:text-style-name="P125" svg:width="1.595cm" svg:height="1.895cm" svg:x="6.366cm" svg:y="1.221cm"><draw:text-box><text:p text:style-name="P111"><text:span text:style-name="T192">(d</text:span><text:span text:style-name="T193">1</text:span><text:span text:style-name="T194">)</text:span></text:p></draw:text-box></draw:frame><draw:frame draw:name="Shape14_3" draw:style-name="gr35" draw:text-style-name="P125" svg:width="1.188cm" svg:height="0.756cm" svg:x="6.517cm" svg:y="2.308cm"><draw:text-box><text:p text:style-name="P111"><text:span text:style-name="T192">(d</text:span><text:span text:style-name="T193">2</text:span><text:span text:style-name="T194">)</text:span></text:p></draw:text-box></draw:frame><draw:line draw:name="Shape13_4" draw:style-name="gr36" draw:text-style-name="P122" svg:x1="5.378cm" svg:y1="2.884cm" svg:x2="6.06cm" svg:y2="2.884cm"><text:p/></draw:line><draw:line draw:name="Shape13_5" draw:style-name="gr36" draw:text-style-name="P126" svg:x1="2.873cm" svg:y1="4.759cm" svg:x2="3.555cm" svg:y2="4.759cm"><text:p/></draw:line><draw:line draw:name="Shape13_6" draw:style-name="gr36" draw:text-style-name="P126" svg:x1="3.281cm" svg:y1="4.479cm" svg:x2="3.963cm" svg:y2="4.479cm"><text:p/></draw:line><draw:line draw:name="Shape13_7" draw:style-name="gr36" draw:text-style-name="P122" svg:x1="5.025cm" svg:y1="3.162cm" svg:x2="5.707cm" svg:y2="3.162cm"><text:p/></draw:line><draw:line draw:name="Shape13_8" draw:style-name="gr36" draw:text-style-name="P122" svg:x1="4.618cm" svg:y1="3.43cm" svg:x2="5.3cm" svg:y2="3.43cm"><text:p/></draw:line><draw:line draw:name="Shape13_10" draw:style-name="gr36" draw:text-style-name="P122" svg:x1="4.3cm" svg:y1="3.698cm" svg:x2="4.982cm" svg:y2="3.698cm"><text:p/></draw:line><draw:line draw:name="Shape13_11" draw:style-name="gr36" draw:text-style-name="P122" svg:x1="3.987cm" svg:y1="3.93cm" svg:x2="4.669cm" svg:y2="3.93cm"><text:p/></draw:line><draw:line draw:name="Shape13_12" draw:style-name="gr36" draw:text-style-name="P122" svg:x1="3.615cm" svg:y1="4.228cm" svg:x2="4.297cm" svg:y2="4.228cm"><text:p/></draw:line><draw:line draw:name="Shape13_14" draw:style-name="gr36" draw:text-style-name="P122" svg:x1="5.738cm" svg:y1="2.607cm" svg:x2="6.42cm" svg:y2="2.607cm"><text:p/></draw:line><draw:line draw:name="Shape13_15" draw:style-name="gr36" draw:text-style-name="P122" svg:x1="6.073cm" svg:y1="2.339cm" svg:x2="6.755cm" svg:y2="2.339cm"><text:p/></draw:line><draw:line draw:name="Shape13_16" draw:style-name="gr36" draw:text-style-name="P122" svg:x1="2.517cm" svg:y1="5.008cm" svg:x2="3.199cm" svg:y2="5.008cm"><text:p/></draw:line><draw:line draw:name="Shape13_3" draw:style-name="gr36" draw:text-style-name="P122" svg:x1="6.402cm" svg:y1="2.084cm" svg:x2="7.084cm" svg:y2="2.084cm"><text:p/></draw:line></draw:g><text:span text:style-name="_5f_Caractères">Les droites (d</text:span><text:span text:style-name="_5f_Caractères_5f_indice">1</text:span><text:span text:style-name="_5f_Caractères">) et (d</text:span><text:span text:style-name="_5f_Caractères_5f_indice">2</text:span><text:span text:style-name="_5f_Caractères">) semblent-elles toujours parallèles ? </text:span><text:span text:style-name="_5f_Caractères_5f_correction"><text:span text:style-name="T187">Non</text:span></text:span><text:span text:style-name="_5f_Caractères_5f_correction"><text:span text:style-name="T181"> l</text:span></text:span><text:span text:style-name="_5f_Caractères_5f_correction"><text:span text:style-name="T184">es droites (d</text:span></text:span><text:span text:style-name="_5f_Caractères_5f_correction"><text:span text:style-name="T183">1</text:span></text:span><text:span text:style-name="_5f_Caractères_5f_correction"><text:span text:style-name="T184">) et (d</text:span></text:span><text:span text:style-name="_5f_Caractères_5f_correction"><text:span text:style-name="T183">2</text:span></text:span><text:span text:style-name="_5f_Caractères_5f_correction"><text:span text:style-name="T184">) </text:span></text:span><text:span text:style-name="_5f_Caractères_5f_correction"><text:span text:style-name="T186">ne</text:span></text:span><text:span text:style-name="_5f_Caractères_5f_correction"><text:span text:style-name="T184"> semblent </text:span></text:span><text:span text:style-name="_5f_Caractères_5f_correction"><text:span text:style-name="T188">plus</text:span></text:span><text:span text:style-name="_5f_Caractères_5f_correction"><text:span text:style-name="T185"> </text:span></text:span><text:span text:style-name="_5f_Caractères_5f_correction"><text:span text:style-name="T184">parallèles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HG Mincho Light J" svg:font-family="'HG Mincho Light J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8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4274b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" style:family="paragraph" style:parent-style-name="Footer">
      <style:text-properties officeooo:paragraph-rsid="00a59a60"/>
    </style:style>
    <style:style style:name="MP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2" style:family="paragraph" style:parent-style-name="Header">
      <style:paragraph-properties fo:text-align="center" style:justify-single-word="false"/>
      <style:text-properties officeooo:paragraph-rsid="00ab054e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14" style:family="paragraph" style:parent-style-name="Footer">
      <style:text-properties officeooo:paragraph-rsid="00c384cf"/>
    </style:style>
    <style:style style:name="MP15" style:family="paragraph" style:parent-style-name="Footer">
      <style:text-properties officeooo:paragraph-rsid="00d8520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8" style:family="paragraph">
      <style:paragraph-properties fo:text-align="center"/>
    </style:style>
    <style:style style:name="MP19" style:family="paragraph" style:parent-style-name="Footer">
      <style:text-properties officeooo:paragraph-rsid="030c4d7d"/>
    </style:style>
    <style:style style:name="MP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23" style:family="paragraph" style:parent-style-name="_5f_Header_20_G_20_page_20_paire_20__28_G_29_">
      <style:paragraph-properties fo:text-align="start" style:justify-single-word="false"/>
    </style:style>
    <style:style style:name="MP24" style:family="paragraph" style:parent-style-name="_5f_Header_20_G_20_page_20_paire_20__28_G_29_">
      <style:text-properties officeooo:paragraph-rsid="0334a5be"/>
    </style:style>
    <style:style style:name="MP25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officeooo:paragraph-rsid="002aa84d"/>
    </style:style>
    <style:style style:name="MP2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3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8" style:family="paragraph" style:parent-style-name="Header">
      <style:paragraph-properties fo:text-align="start" style:justify-single-word="false"/>
      <style:text-properties officeooo:paragraph-rsid="0211dd7e"/>
    </style:style>
    <style:style style:name="MP39" style:family="paragraph" style:parent-style-name="Footer">
      <style:paragraph-properties fo:text-align="start" style:justify-single-word="false"/>
      <style:text-properties officeooo:paragraph-rsid="0211dd7e"/>
    </style:style>
    <style:style style:name="MP40" style:family="paragraph" style:parent-style-name="Footer">
      <style:text-properties officeooo:rsid="0242edd8" officeooo:paragraph-rsid="0242edd8"/>
    </style:style>
    <style:style style:name="MP4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2" style:family="paragraph" style:parent-style-name="Footer">
      <style:text-properties officeooo:paragraph-rsid="008d016c"/>
    </style:style>
    <style:style style:name="MP43" style:family="paragraph" style:parent-style-name="Header">
      <style:paragraph-properties fo:margin-left="0cm" fo:margin-right="0cm" fo:text-indent="0cm" style:auto-text-indent="false"/>
    </style:style>
    <style:style style:name="MP44" style:family="paragraph" style:parent-style-name="Footer">
      <style:text-properties officeooo:paragraph-rsid="010f7046"/>
    </style:style>
    <style:style style:name="MP45" style:family="paragraph" style:parent-style-name="Footer">
      <style:text-properties officeooo:paragraph-rsid="01120261"/>
    </style:style>
    <style:style style:name="MP4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8" style:family="paragraph" style:parent-style-name="_5f_Header_20_D_20_page_20_impaire_20__28_D_29_">
      <style:text-properties officeooo:paragraph-rsid="01a13e78"/>
    </style:style>
    <style:style style:name="MP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2" style:family="paragraph" style:parent-style-name="Footer">
      <style:paragraph-properties fo:text-align="end" style:justify-single-word="false"/>
      <style:text-properties officeooo:paragraph-rsid="00d4df5c"/>
    </style:style>
    <style:style style:name="MP53" style:family="paragraph" style:parent-style-name="Footer">
      <style:paragraph-properties fo:text-align="start" style:justify-single-word="false"/>
      <style:text-properties officeooo:paragraph-rsid="00d4df5c"/>
    </style:style>
    <style:style style:name="MP54" style:family="paragraph" style:parent-style-name="_5f_Header_20_G_20_page_20_impaire_20__28_D_29_">
      <style:text-properties officeooo:paragraph-rsid="01259ec2"/>
    </style:style>
    <style:style style:name="MP55" style:family="paragraph" style:parent-style-name="_5f_Header_20_G_20_page_20_paire_20__28_G_29_">
      <style:text-properties officeooo:paragraph-rsid="00eb2abc"/>
    </style:style>
    <style:style style:name="MP56" style:family="paragraph" style:parent-style-name="_5f_Footer_20_page_20_paire_20__28_G_29_">
      <style:text-properties fo:font-size="9pt" style:font-size-asian="9pt" style:font-size-complex="9pt"/>
    </style:style>
    <style:style style:name="MP57" style:family="paragraph" style:parent-style-name="_5f_Header_20_N_20_page_20_impaire_20__28_D_29_">
      <style:paragraph-properties fo:text-align="start" style:justify-single-word="false"/>
    </style:style>
    <style:style style:name="MP58" style:family="paragraph" style:parent-style-name="Footer">
      <style:text-properties officeooo:paragraph-rsid="00d4df5c"/>
    </style:style>
    <style:style style:name="MP5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0" style:family="paragraph">
      <loext:graphic-properties draw:fill="solid" draw:fill-color="#d7e12c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7" style:family="paragraph" style:parent-style-name="Footer">
      <style:text-properties officeooo:paragraph-rsid="00863005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2" style:family="paragraph" style:parent-style-name="_5f_Header_20_N_20_page_20_impaire_20__28_D_29_">
      <style:text-properties officeooo:rsid="0277791e" officeooo:paragraph-rsid="0277791e"/>
    </style:style>
    <style:style style:name="MP83" style:family="paragraph" style:parent-style-name="_5f_Header_20_N_20_page_20_impaire_20__28_D_29_">
      <style:text-properties officeooo:rsid="027aa87d" officeooo:paragraph-rsid="027aa87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" style:family="text">
      <style:text-properties officeooo:rsid="00b5d2d1"/>
    </style:style>
    <style:style style:name="MT3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" style:family="text">
      <style:text-properties officeooo:rsid="009e3fdd"/>
    </style:style>
    <style:style style:name="MT10" style:family="text">
      <style:text-properties officeooo:rsid="00b6801f"/>
    </style:style>
    <style:style style:name="MT11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8" style:family="text">
      <style:text-properties officeooo:rsid="00a4cf55"/>
    </style:style>
    <style:style style:name="MT19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25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26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27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2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3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35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3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37" style:family="text">
      <style:text-properties officeooo:rsid="0315af39"/>
    </style:style>
    <style:style style:name="MT38" style:family="text">
      <style:text-properties officeooo:rsid="0334a5be"/>
    </style:style>
    <style:style style:name="MT39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4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42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4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44" style:family="text">
      <style:text-properties officeooo:rsid="005a3fa8"/>
    </style:style>
    <style:style style:name="MT4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46" style:family="text">
      <style:text-properties officeooo:rsid="00415f3a"/>
    </style:style>
    <style:style style:name="MT47" style:family="text">
      <style:text-properties officeooo:rsid="00386ebd"/>
    </style:style>
    <style:style style:name="MT48" style:family="text">
      <style:text-properties officeooo:rsid="008d016c"/>
    </style:style>
    <style:style style:name="MT49" style:family="text">
      <style:text-properties officeooo:rsid="01fe03f2"/>
    </style:style>
    <style:style style:name="MT5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51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55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5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5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6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6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6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7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7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8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7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0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3" style:family="text">
      <style:text-properties officeooo:rsid="010c4d3a"/>
    </style:style>
    <style:style style:name="MT8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9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9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94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5" style:family="text">
      <style:text-properties fo:font-size="16pt" style:font-size-asian="16pt" style:font-size-complex="16pt"/>
    </style:style>
    <style:style style:name="MT96" style:family="text"/>
    <style:style style:name="MT9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98" style:family="text">
      <style:text-properties officeooo:rsid="01f8729d"/>
    </style:style>
    <style:style style:name="MT99" style:family="text">
      <style:text-properties officeooo:rsid="01b6dc57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04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4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35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6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8" style:family="text">
      <style:text-properties officeooo:rsid="00a59a60"/>
    </style:style>
    <style:style style:name="MT139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4" fo:font-size="16pt" fo:font-style="normal" fo:text-shadow="none" fo:font-weight="bold" officeooo:rsid="00d16678" style:font-size-asian="16pt" style:font-style-asian="normal" style:font-size-complex="16pt" style:font-style-complex="normal"/>
    </style:style>
    <style:style style:name="MT1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4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3" style:family="text">
      <style:text-properties fo:font-variant="small-caps" officeooo:rsid="0096b4e2"/>
    </style:style>
    <style:style style:name="MT154" style:family="text">
      <style:text-properties fo:font-variant="small-caps" officeooo:rsid="00a847d5"/>
    </style:style>
    <style:style style:name="MT155" style:family="text">
      <style:text-properties officeooo:rsid="0096b4e2"/>
    </style:style>
    <style:style style:name="MT156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0" style:family="text">
      <style:text-properties officeooo:rsid="0032e83a"/>
    </style:style>
    <style:style style:name="MT161" style:family="text">
      <style:text-properties officeooo:rsid="002b33ed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9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0" style:family="text">
      <style:text-properties fo:font-variant="small-caps" officeooo:rsid="007d7a6f"/>
    </style:style>
    <style:style style:name="MT171" style:family="text">
      <style:text-properties officeooo:rsid="00a59037"/>
    </style:style>
    <style:style style:name="MT172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4" style:family="text">
      <style:text-properties fo:font-variant="small-caps" officeooo:rsid="00990660"/>
    </style:style>
    <style:style style:name="MT175" style:family="text">
      <style:text-properties fo:font-variant="small-caps" officeooo:rsid="00b5d2d1"/>
    </style:style>
    <style:style style:name="MT176" style:family="text">
      <style:text-properties fo:font-variant="small-caps" officeooo:rsid="00b6801f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4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Géométrie plane : </text:span><text:span text:style-name="MT6">Parallèles, perpendiculaires, </text:span><text:span text:style-name="MT7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draw:g text:anchor-type="paragraph" draw:z-index="121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2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19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">Géométrie plane</text:span> : <text:span text:style-name="MT11">Milieu, alignement, </text:span><text:span text:style-name="MT12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0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Géométrie plane : </text:span><text:span text:style-name="MT13">milieu, Alignement, </text:span><text:span text:style-name="MT14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17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13">milieu, alignement, </text:span><text:span text:style-name="MT1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8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5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">Géométrie plane</text:span> : <text:span text:style-name="MT1">Points, droites </text:span><text:span text:style-name="MT17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16" draw:name="Shape4_20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Géométrie plane : points, droites <text:span text:style-name="MT18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13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Géométrie plane : points, droites <text:span text:style-name="MT1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4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1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2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09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20">R</text:span><text:span text:style-name="MT21">epères du plan : Se </text:span><text:span text:style-name="MT22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23">Repères du plan : Se </text:span><text:span text:style-name="MT24">déplacer</text:span></text:p></draw:text-box></draw:frame><draw:g text:anchor-type="paragraph" draw:z-index="110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23">Repères du plan : se </text:span><text:span text:style-name="MT24">déplacer</text:span></text:p></draw:text-box></draw:frame><draw:g text:anchor-type="paragraph" draw:z-index="107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08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05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0">R</text:span>epères du plan : Se repérer</text:p>
      </style:header>
      <style:header-left>
        <text:p text:style-name="_5f_Header_20_G_20_page_20_paire_20__28_G_29_"><text:span text:style-name="MT10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6">Repères du plan : Se repérer</text:p></draw:text-box></draw:frame><draw:g text:anchor-type="paragraph" draw:z-index="106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103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2" draw:name="Shape3_34" draw:style-name="Mgr3" draw:text-style-name="MP18" svg:x1="15.448cm" svg:y1="0.365cm" svg:x2="20.496cm" svg:y2="0.36cm"><text:p/></draw:line><text:span text:style-name="MT25">Angles</text:span><text:span text:style-name="MT26"> : </text:span><text:span text:style-name="MT27">Calculer des mesures d’angle</text:span></text:p>
      </style:header>
      <style:header-left>
        <text:p text:style-name="_5f_Header_20_G_20_page_20_paire_20__28_G_29_"><draw:line text:anchor-type="paragraph" draw:z-index="333" draw:name="Shape3_36" draw:style-name="Mgr3" draw:text-style-name="MP18" svg:x1="15.448cm" svg:y1="0.365cm" svg:x2="20.496cm" svg:y2="0.36cm"><text:p/></draw:line><text:span text:style-name="MT25">Angles : </text:span><text:span text:style-name="MT2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0">Calculer des </text:span><text:span text:style-name="MT31">Mesure</text:span><text:span text:style-name="MT30">s</text:span><text:span text:style-name="MT3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2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4" draw:name="Shape4_18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0" draw:name="Shape4_18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3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7" draw:name="Shape3_32" draw:style-name="Mgr3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_5f_Header_20_G_20_page_20_paire_20__28_G_29_"><draw:line text:anchor-type="paragraph" draw:z-index="340" draw:name="Shape3_30" draw:style-name="Mgr3" draw:text-style-name="MP18" svg:x1="11.435cm" svg:y1="0.388cm" svg:x2="20.496cm" svg:y2="0.36cm"><text:p/></draw:line><text:span text:style-name="MT35">Angles</text:span> : <text:span text:style-name="MT35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6" draw:name="Shape4_17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6">Angles </text:span><text:span text:style-name="MT23">: </text:span><text:span text:style-name="MT36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2" draw:name="Shape3_35" draw:style-name="Mgr3" draw:text-style-name="MP18" svg:x1="11.344cm" svg:y1="0.358cm" svg:x2="20.497cm" svg:y2="0.36cm"><text:p/></draw:line><text:span text:style-name="MT37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41" draw:name="Shape4_1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8" draw:name="Shape4_18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5" draw:name="Shape3_7" draw:style-name="Mgr3" draw:text-style-name="MP18" svg:x1="15.12cm" svg:y1="0.36cm" svg:x2="20.496cm" svg:y2="0.36cm"><text:p/></draw:line><text:s/><text:span text:style-name="MT38">Angles : </text:span>Angles : <text:span text:style-name="MT39">Comprendre la notion d’angle</text:span></text:p>
      </style:header>
      <style:header-left>
        <text:p text:style-name="MP23"><draw:line text:anchor-type="paragraph" draw:z-index="6" draw:name="Shape3_29" draw:style-name="Mgr3" draw:text-style-name="MP18" svg:x1="15.12cm" svg:y1="0.36cm" svg:x2="20.496cm" svg:y2="0.36cm"><text:p/></draw:line>Angles : <text:span text:style-name="MT39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Angles : </text:span><text:span text:style-name="MT4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4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24"><draw:line text:anchor-type="paragraph" draw:z-index="343" draw:name="Shape3_33" draw:style-name="Mgr3" draw:text-style-name="MP18" svg:x1="15.12cm" svg:y1="0.36cm" svg:x2="20.496cm" svg:y2="0.36cm"><text:p/></draw:line><text:s/><text:span text:style-name="MT42">Angles</text:span> : <text:span text:style-name="MT39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43">Angles</text:span><text:span text:style-name="MT23"> : </text:span><text:span text:style-name="MT43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2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4" draw:name="Shape4_17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/><text:span text:style-name="MT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8"><draw:line text:anchor-type="paragraph" draw:z-index="100" draw:name="Shape7_8" draw:style-name="Mgr7" draw:text-style-name="MP18" svg:x1="9.042cm" svg:y1="0.36cm" svg:x2="20.461cm" svg:y2="0.36cm"><text:p/></draw:line><draw:path text:anchor-type="paragraph" draw:z-index="101" draw:name="Shape5_1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2" draw:name="Shape6_2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>
      <style:header-left>
        <text:p text:style-name="MP28"><draw:line text:anchor-type="paragraph" draw:z-index="95" draw:name="Shape7_9" draw:style-name="Mgr7" draw:text-style-name="MP18" svg:x1="9.042cm" svg:y1="0.36cm" svg:x2="20.461cm" svg:y2="0.36cm"><text:p/></draw:line><draw:path text:anchor-type="paragraph" draw:z-index="96" draw:name="Shape5_2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97" draw:name="Shape6_5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99" draw:name="Shape8_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31"><text:span text:style-name="MT48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98" draw:name="Shape4_17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4" draw:name="Shape4_18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1" draw:name="Shape4_18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8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4" draw:name="Shape4_16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65" draw:name="Shape4_15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66" draw:name="Shape4_1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5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9">Aires </text:span>: <text:span text:style-name="MT49">problèmes <text:s text:c="4"/></text:span></text:h>
      </style:footer>
      <style:footer-left>
        <text:p text:style-name="MP35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6"><text:span text:style-name="MT48"><text:s text:c="15"/>A</text:span>ires : Aire et unité</text:p>
      </style:header>
      <style:header-left>
        <text:p text:style-name="MP36"><text:span text:style-name="MT48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4" draw:name="Shape4_15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36" draw:name="Shape4_10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32" draw:name="Shape4_15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5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8"><text:span text:style-name="MT50">Conversions d’unités : </text:span><text:span text:style-name="MT51">Problèmes</text:span></text:p>
      </style:header>
      <style:header-left>
        <text:p text:style-name="MP38"><text:span text:style-name="MT50">Conversions d’unités : </text:span><text:span text:style-name="MT51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38" draw:name="Shape4_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54">Conversions d’unités : </text:span><text:span text:style-name="MT53">problèmes</text:span></text:p></draw:text-box></draw:frame><draw:g text:anchor-type="paragraph" draw:z-index="135" draw:name="Shape4_142" draw:style-name="Mgr1"><draw:path draw:style-name="Mgr4" draw:text-style-name="MP2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51">Problèmes</text:span></text:p>
      </style:header>
      <style:header-left>
        <text:p text:style-name="_5f_Header_20_N_20_page_20_paire_20__28_G_29_"><text:s/><text:span text:style-name="MT55">Conversions d’unités : </text:span><text:span text:style-name="MT51">Problèmes</text:span></text:p>
      </style:header-left>
      <style:footer>
        <text:p text:style-name="MP5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39" draw:name="Shape4_14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6">Conversions d’unités </text:span><text:span text:style-name="MT23">: </text:span><text:span text:style-name="MT56">problèmes</text:span></text:p></draw:text-box></draw:frame><draw:g text:anchor-type="paragraph" draw:z-index="137" draw:name="Shape4_63" draw:style-name="Mgr1"><draw:path draw:style-name="Mgr4" draw:text-style-name="MP2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50">Conversions d’unités : </text:span><text:span text:style-name="MT57">Aires</text:span></text:p>
      </style:header>
      <style:header-left>
        <text:p text:style-name="_5f_Header_20_N_20_page_20_paire_20__28_G_29_"><text:span text:style-name="MT50">Conversions d’unités : </text:span><text:span text:style-name="MT57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2">Conversions d’unités : </text:span><text:span text:style-name="MT58">Aires</text:span></text:h></draw:text-box></draw:frame><draw:g text:anchor-type="paragraph" draw:z-index="142" draw:name="Shape4_1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5">Conversions d’unités : </text:span><text:span text:style-name="MT57">Aires</text:span></text:p>
      </style:header>
      <style:header-left>
        <text:p text:style-name="Header"><text:s/><text:span text:style-name="MT55">Conversions d’unités : </text:span><text:span text:style-name="MT5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8">aires</text:span></text:p></draw:text-box></draw:frame><draw:g text:anchor-type="paragraph" draw:z-index="144" draw:name="Shape4_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0" draw:name="Shape4_15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41" draw:name="Shape4_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59">Vitesse</text:span></text:p>
      </style:header>
      <style:header-left>
        <text:p text:style-name="_5f_Header_20_N_20_page_20_impaire_20__28_D_29_"><text:span text:style-name="MT50">Conversions d’unités : </text:span><text:span text:style-name="MT5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0">vitesse</text:span><text:span text:style-name="MT23"> </text:span></text:p></draw:text-box></draw:frame><draw:g text:anchor-type="paragraph" draw:z-index="147" draw:name="Shape4_14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3" draw:name="Shape4_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61">Temps et durées</text:span></text:p>
      </style:header>
      <style:header-left>
        <text:p text:style-name="_5f_Header_20_N_20_page_20_impaire_20__28_D_29_"><text:s/><text:span text:style-name="MT55">Conversions d’unités : </text:span><text:span text:style-name="MT61">Temps et durées</text:span></text:p>
      </style:header-left>
      <style:footer>
        <text:p text:style-name="MP5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2">Temps et </text:span><text:span text:style-name="MT63">Durée</text:span><text:span text:style-name="MT23"> </text:span></text:p></draw:text-box></draw:frame><draw:g text:anchor-type="paragraph" draw:z-index="149" draw:name="Shape4_1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5" draw:name="Shape4_14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4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>
      <style:header-left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-left>
      <style:footer>
        <text:p text:style-name="MP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2" draw:name="Shape4_13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48" draw:name="Shape4_14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6">temps et </text:span><text:span text:style-name="MT6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5">Conversions d’unités : </text:span><text:span text:style-name="MT64">Temps et d</text:span><text:span text:style-name="MT65">urées</text:span></text:p>
      </style:header>
      <style:header-left>
        <text:p text:style-name="Header"><text:s/><text:span text:style-name="MT55">Conversions d’unités : </text:span><text:span text:style-name="MT64">Temps et d</text:span><text:span text:style-name="MT65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3" draw:name="Shape4_13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0" draw:name="Shape4_13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8">Capacités</text:span></text:p>
      </style:header>
      <style:header-left>
        <text:p text:style-name="_5f_Header_20_N_20_page_20_impaire_20__28_D_29_"><text:span text:style-name="MT50">Conversions d’unités : </text:span><text:span text:style-name="MT6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9">Capacités</text:span><text:span text:style-name="MT23"> </text:span></text:p></draw:text-box></draw:frame><draw:g text:anchor-type="paragraph" draw:z-index="156" draw:name="Shape4_14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5">Conversions d’unités : </text:span><text:span text:style-name="MT68">Capacités</text:span></text:p>
      </style:header>
      <style:header-left>
        <text:p text:style-name="Header"><text:s/><text:span text:style-name="MT55">Conversions d’unités : </text:span><text:span text:style-name="MT6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0">capacités</text:span><text:span text:style-name="MT23"> </text:span></text:p></draw:text-box></draw:frame><draw:g text:anchor-type="paragraph" draw:z-index="159" draw:name="Shape4_13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4" draw:name="Shape4_13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>
      <style:header-left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-left>
      <style:footer>
        <text:p text:style-name="MP4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2">Masses</text:span><text:span text:style-name="MT23"> </text:span></text:p></draw:text-box></draw:frame><draw:g text:anchor-type="paragraph" draw:z-index="162" draw:name="Shape4_12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g text:anchor-type="paragraph" draw:z-index="157" draw:name="Shape4_12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58" draw:name="Shape4_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7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71">masses</text:span></text:p>
      </style:header>
      <style:header-left>
        <text:p text:style-name="_5f_Header_20_N_20_page_20_impaire_20__28_D_29_"><text:s/><text:span text:style-name="MT55">Conversions d’unités : </text:span><text:span text:style-name="MT71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4">masses</text:span><text:span text:style-name="MT23"> </text:span></text:p></draw:text-box></draw:frame><draw:g text:anchor-type="paragraph" draw:z-index="165" draw:name="Shape4_12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0" draw:name="Shape4_12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13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1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4" draw:name="Shape4_10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/text:p>
      </style:footer>
      <style:footer-left>
        <text:p text:style-name="MP41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draw:g text:anchor-type="paragraph" draw:z-index="170" draw:name="Shape4_1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75" draw:name="Shape4_10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72" draw:name="Shape4_12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9" draw:name="Shape3_16" draw:style-name="Mgr7" draw:text-style-name="MP18" svg:x1="12.726cm" svg:y1="0.399cm" svg:x2="20.496cm" svg:y2="0.36cm"><text:p/></draw:line><text:span text:style-name="MT77">Périmètre</text:span> : <text:span text:style-name="MT78">Périmètres et unités</text:span></text:p>
      </style:header>
      <style:header-left>
        <text:p text:style-name="MP43"><draw:line text:anchor-type="paragraph" draw:z-index="180" draw:name="Shape3_17" draw:style-name="Mgr7" draw:text-style-name="MP18" svg:x1="16.083cm" svg:y1="0.383cm" svg:x2="20.496cm" svg:y2="0.36cm"><text:p/></draw:line><text:span text:style-name="MT77">Périmètre</text:span> : <text:span text:style-name="MT78">Périmètres et unités</text:span></text:p>
      </style:header-left>
      <style:footer>
        <text:p text:style-name="MP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76" draw:name="Shape4_1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7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1" draw:name="Shape4_1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77" draw:name="Shape4_2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26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5" draw:name="Shape3_11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186" draw:name="Shape3_20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2" draw:name="Shape4_11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8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4" draw:name="Shape4_1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3" draw:name="Shape4_11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1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7">Périmètre</text:span> : <text:span text:style-name="MT77">Calculs sur une figure</text:span></text:p>
      </style:header>
      <style:header-left>
        <text:p text:style-name="_5f_Header_20_M_20_page_20_paire_20__28_G_29_"><text:span text:style-name="MT77">Périmètre</text:span> : <text:span text:style-name="MT77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7" draw:name="Shape4_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87" draw:name="Shape4_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88" draw:name="Shape4_96" draw:style-name="Mgr1"><draw:path draw:style-name="Mgr6" draw:text-style-name="MP2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9" draw:name="Shape4_9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95" draw:name="Shape4_10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0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>
      <style:header-left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1" draw:name="Shape4_9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85">Proportionnalité et pourcentage : </text:span><text:span text:style-name="MT86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87">Proportionnalité et pourcentages : </text:span><text:span text:style-name="MT86">pourcentages</text:span></text:p></draw:text-box></draw:frame><draw:g text:anchor-type="paragraph" draw:z-index="198" draw:name="Shape4_112" draw:style-name="Mgr1"><draw:path draw:style-name="Mgr5" draw:text-style-name="MP21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3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0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8">Utiliser des données</text:span> : <text:span text:style-name="MT88">Organiser</text:span> </text:p>
      </style:header>
      <style:header-left>
        <text:p text:style-name="MP48"><text:span text:style-name="MT88">Utiliser des données</text:span> : <text:span text:style-name="MT88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6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1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>
      <style:header-left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8" draw:name="Shape4_74" draw:style-name="Mgr1"><draw:path draw:style-name="Mgr5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4" draw:name="Shape4_75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25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2"><text:span text:style-name="MT19">Repères du plan : Se repérer</text:span> </text:p>
      </style:header>
      <style:header-left>
        <text:p text:style-name="MP12"><text:span text:style-name="MT19">Repères du plan : Se repérer</text:span> </text:p>
      </style:header-left>
      <style:footer>
        <text:p text:style-name="MP1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1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7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83">Utilis</text:span><text:span text:style-name="MT89">er des</text:span><text:span text:style-name="MT83"> données </text:span>: <text:span text:style-name="MT94">Représenter</text:span> </text:p>
      </style:header>
      <style:header-left>
        <text:p text:style-name="_5f_Header_20_D_20_page_20_paire_20__28_G_29_"><text:span text:style-name="_5f_Caractères"><text:span text:style-name="MT95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24" draw:name="Shape4_70" draw:style-name="Mgr1"><draw:path draw:style-name="Mgr5" draw:text-style-name="MP21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19" draw:name="Shape4_91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20" draw:name="Shape4_9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9" draw:name="Shape4_82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225" draw:name="Shape4_97" draw:style-name="Mgr1"><draw:path draw:style-name="Mgr4" draw:text-style-name="MP2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1" draw:name="Shape4_6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7" draw:name="Shape4_89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8" draw:name="Shape4_7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0" draw:name="Shape4_6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6" draw:name="Shape4_8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2" draw:name="Shape4_6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5">critères de divisibilité</text:span></text:p></draw:text-box></draw:frame><draw:g text:anchor-type="paragraph" draw:z-index="239" draw:name="Shape4_65" draw:style-name="Mgr1"><draw:path draw:style-name="Mgr4" draw:text-style-name="MP2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4"><text:span text:style-name="MT1">G</text:span>éométrie plane : Parallèles, perpendiculaires,<text:line-break/> distances</text:p>
      </style:header>
      <style:header-left>
        <text:p text:style-name="MP55"><text:s/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">Géométrie plane : </text:span><text:span text:style-name="MT6">parallèles, perpendiculaires, </text:span><text:span text:style-name="MT7">distances</text:span></text:h></draw:text-box></draw:frame><draw:g text:anchor-type="paragraph" draw:z-index="244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6" text:outline-level="1"><text:span text:style-name="MT106">G</text:span>éométrie plane : Parallèles, perpendiculaires, distances</text:h></draw:text-box></draw:frame><draw:g text:anchor-type="paragraph" draw:z-index="241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9">Calculer : </text:span><text:span text:style-name="MT107">Diviser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7">Diviser</text:span><text:span text:style-name="MT99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47" draw:name="Shape4_51" draw:style-name="Mgr1"><draw:path draw:style-name="Mgr4" draw:text-style-name="MP20" svg:width="0.855cm" svg:height="1.172cm" svg:x="7.545cm" svg:y="-0.194cm" svg:viewBox="0 0 856 1173" svg:d="M856 1173h-856v-991c0-100 79-182 175-182h505c97 0 176 82 176 182z"><text:p/></draw:path></draw:g><text:span text:style-name="MT101">calculer</text:span><text:span text:style-name="MT102"> : </text:span><text:span text:style-name="MT10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8">diviser</text:span></text:p></draw:text-box></draw:frame><draw:g text:anchor-type="paragraph" draw:z-index="243" draw:name="Shape4_60" draw:style-name="Mgr1"><draw:path draw:style-name="Mgr4" draw:text-style-name="MP2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9" draw:name="Shape4_5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45" draw:name="Shape4_5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7">Calculer : <text:span text:style-name="MT109">Multiplier</text:span> </text:p>
      </style:header>
      <style:header-left>
        <text:p text:style-name="MP57">Calculer : <text:span text:style-name="MT10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52" draw:name="Shape4_55" draw:style-name="Mgr1"><draw:path draw:style-name="Mgr4" draw:text-style-name="MP20" svg:width="0.855cm" svg:height="1.172cm" svg:x="7.535cm" svg:y="-0.178cm" svg:viewBox="0 0 856 1173" svg:d="M856 1173h-856v-991c0-100 79-182 175-182h505c97 0 176 82 176 182z"><text:p/></draw:path></draw:g><text:span text:style-name="MT101">calculer</text:span><text:span text:style-name="MT102"> : </text:span><text:span text:style-name="MT11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10">Multiplier</text:span></text:p></draw:text-box></draw:frame><draw:g text:anchor-type="paragraph" draw:z-index="248" draw:name="Shape4_262" draw:style-name="Mgr1"><draw:path draw:style-name="Mgr4" draw:text-style-name="MP2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4" draw:name="Shape4_5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0" draw:name="Shape4_5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6" draw:name="Shape4_47" draw:style-name="Mgr1"><draw:path draw:style-name="Mgr4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3" draw:name="Shape4_261" draw:style-name="Mgr1"><draw:path draw:style-name="Mgr4" draw:text-style-name="MP20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3">Calculer</text:span> : <text:span text:style-name="MT33">Additionner et soustraire</text:span></text:p>
      </style:header>
      <style:header-left>
        <text:p text:style-name="_5f_Header_20_N_20_page_20_paire_20__28_G_29_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8" draw:name="Shape4_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5" draw:name="Shape4_4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9"><draw:path text:anchor-type="paragraph" draw:z-index="261" draw:name="Shape1_6" draw:style-name="Mgr10" draw:text-style-name="MP60" svg:width="4.329cm" svg:height="2.238cm" svg:x="-1.5cm" svg:y="-1.001cm" svg:viewBox="0 0 4330 2239" svg:d="M0 2239l3984-288c209-15 363-167 345-342l-170-1609h-4159z"><text:p/></draw:path><draw:line text:anchor-type="paragraph" draw:z-index="262" draw:name="Shape3_10" draw:style-name="Mgr11" draw:text-style-name="MP18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59"><draw:line text:anchor-type="paragraph" draw:z-index="263" draw:name="Shape3_27" draw:style-name="Mgr11" draw:text-style-name="MP18" svg:x1="10.308cm" svg:y1="0.388cm" svg:x2="20.496cm" svg:y2="0.36cm"><text:p/></draw:line><draw:path text:anchor-type="paragraph" draw:z-index="257" draw:name="Shape1_10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9" draw:name="Shape4_4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69" draw:name="Shape4_4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64" draw:name="Shape4_4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4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2"><draw:line text:anchor-type="paragraph" draw:z-index="273" draw:name="Shape3_9" draw:style-name="Mgr11" draw:text-style-name="MP18" svg:x1="10.37cm" svg:y1="0.365cm" svg:x2="20.496cm" svg:y2="0.36cm"><text:p/></draw:line><draw:path text:anchor-type="paragraph" draw:z-index="274" draw:name="Shape1_4" draw:style-name="Mgr10" draw:text-style-name="MP60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2"><draw:path text:anchor-type="paragraph" draw:z-index="275" draw:name="Shape1_8" draw:style-name="Mgr10" draw:text-style-name="MP60" svg:width="4.329cm" svg:height="2.238cm" svg:x="-1.5cm" svg:y="-7.4cm" svg:viewBox="0 0 4330 2239" svg:d="M0 2239l3984-288c209-15 363-167 345-342l-170-1609h-4159z"><text:p/></draw:path><draw:line text:anchor-type="paragraph" draw:z-index="268" draw:name="Shape3_26" draw:style-name="Mgr11" draw:text-style-name="MP18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0" draw:name="Shape4_3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76" draw:name="Shape4_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1" draw:name="Shape4_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4"><draw:line text:anchor-type="paragraph" draw:z-index="280" draw:name="Shape3_8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64"><draw:line text:anchor-type="paragraph" draw:z-index="281" draw:name="Shape3_25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7" draw:name="Shape4_3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2" draw:name="Shape4_3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8" draw:name="Shape4_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3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66"><draw:line text:anchor-type="paragraph" draw:z-index="286" draw:name="Shape3_24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66"><draw:line text:anchor-type="paragraph" draw:z-index="287" draw:name="Shape3_28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3" draw:name="Shape4_30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9" draw:name="Shape4_2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84" draw:name="Shape4_3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3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8"><draw:line text:anchor-type="paragraph" draw:z-index="293" draw:name="Shape3_14" draw:style-name="Mgr11" draw:text-style-name="MP18" svg:x1="12.876cm" svg:y1="0.392cm" svg:x2="20.496cm" svg:y2="0.36cm"><text:p/></draw:line><draw:path text:anchor-type="paragraph" draw:z-index="294" draw:name="Shape1_3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68"><draw:line text:anchor-type="paragraph" draw:z-index="295" draw:name="Shape3_23" draw:style-name="Mgr11" draw:text-style-name="MP18" svg:x1="12.876cm" svg:y1="0.392cm" svg:x2="20.496cm" svg:y2="0.36cm"><text:p/></draw:line><draw:path text:anchor-type="paragraph" draw:z-index="288" draw:name="Shape1_7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0" draw:name="Shape4_26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97" draw:name="Shape4_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1" draw:name="Shape4_2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0"><draw:path text:anchor-type="paragraph" draw:z-index="300" draw:name="Shape1_1" draw:style-name="Mgr10" draw:text-style-name="MP60" svg:width="4.329cm" svg:height="2.238cm" svg:x="-1.8cm" svg:y="-8.982cm" svg:viewBox="0 0 4330 2239" svg:d="M0 2239l3984-288c209-15 363-167 345-342l-170-1609h-4159z"><text:p/></draw:path><draw:line text:anchor-type="paragraph" draw:z-index="301" draw:name="Shape3_13" draw:style-name="Mgr11" draw:text-style-name="MP18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0"><draw:line text:anchor-type="paragraph" draw:z-index="302" draw:name="Shape3_21" draw:style-name="Mgr11" draw:text-style-name="MP18" svg:x1="15.337cm" svg:y1="0.36cm" svg:x2="20.496cm" svg:y2="0.36cm"><text:p/></draw:line><draw:path text:anchor-type="paragraph" draw:z-index="296" draw:name="Shape1_13" draw:style-name="Mgr10" draw:text-style-name="MP60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03" draw:name="Shape4_2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8" draw:name="Shape4_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2"><draw:line text:anchor-type="paragraph" draw:z-index="307" draw:name="Shape3_5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2"><draw:line text:anchor-type="paragraph" draw:z-index="308" draw:name="Shape3_6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4" draw:name="Shape4_1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0" draw:name="Shape4_1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05" draw:name="Shape4_2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2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4"><draw:line text:anchor-type="paragraph" draw:z-index="313" draw:name="Shape3_2" draw:style-name="Mgr11" draw:text-style-name="MP18" svg:x1="16.083cm" svg:y1="0.383cm" svg:x2="20.496cm" svg:y2="0.36cm"><text:p/></draw:line>Nombres entiers et décimaux : Numération</text:p>
      </style:header>
      <style:header-left>
        <text:p text:style-name="MP74"><draw:line text:anchor-type="paragraph" draw:z-index="314" draw:name="Shape3_3" draw:style-name="Mgr12" draw:text-style-name="MP18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5" draw:name="Shape4_4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>
      <style:footer-left>
        <text:p text:style-name="MP1"><draw:g text:anchor-type="paragraph" draw:z-index="309" draw:name="Shape4_8" draw:style-name="Mgr1"><draw:path draw:style-name="Mgr4" draw:text-style-name="MP20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6" draw:name="Shape4_7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1" draw:name="Shape4_11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9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76"><draw:line text:anchor-type="paragraph" draw:z-index="320" draw:name="Shape3_15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76"><draw:line text:anchor-type="paragraph" draw:z-index="321" draw:name="Shape3_19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7" draw:name="Shape4_15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4" draw:name="Shape4_1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8" draw:name="Shape4_10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7" draw:name="Shape4_1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2" draw:name="Shape4_1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1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76"><draw:line text:anchor-type="paragraph" draw:z-index="328" draw:name="Shape3_22" draw:style-name="Mgr13" draw:text-style-name="MP18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76"><draw:line text:anchor-type="paragraph" draw:z-index="329" draw:name="Shape3_37" draw:style-name="Mgr11" draw:text-style-name="MP18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6" draw:name="Shape4_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25" draw:name="Shape4_1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26" draw:name="Shape4_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2" draw:name="Shape4_7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7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4" draw:name="Shape4_67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2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28">priorités opératoires</text:span></text:p></draw:text-box></draw:frame><draw:g text:anchor-type="paragraph" draw:z-index="230" draw:name="Shape4_69" draw:style-name="Mgr1"><draw:path draw:style-name="Mgr4" draw:text-style-name="MP2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82"><text:tab/>Proportionnalité et pourcentage</text:span><text:span text:style-name="MT83"> </text:span>: <text:span text:style-name="MT8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draw:g text:anchor-type="paragraph" draw:z-index="205" draw:name="Shape4_73" draw:style-name="Mgr1"><draw:path draw:style-name="Mgr5" draw:text-style-name="MP4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2"><draw:g text:anchor-type="paragraph" draw:z-index="202" draw:name="Shape4_8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8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4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09" draw:name="Shape4_7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06" draw:name="Shape4_10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0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2" draw:name="Shape3_4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13" draw:name="Shape3_18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-left>
      <style:footer>
        <text:p text:style-name="MP1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2"><draw:g text:anchor-type="paragraph" draw:z-index="210" draw:name="Shape4_1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5">Conversions d’unités : longueurs</text:span></text:p>
      </style:header>
      <style:header-left>
        <text:p text:style-name="_5f_Header_20_N_20_page_20_impaire_20__28_D_29_"><text:s/><text:span text:style-name="MT55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longueurs</text:span><text:span text:style-name="MT23"> </text:span></text:p></draw:text-box></draw:frame><draw:g text:anchor-type="paragraph" draw:z-index="168" draw:name="Shape4_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3" draw:name="Shape4_12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Conversions d’unités : longueurs</text:p></draw:text-box></draw:frame><draw:g text:anchor-type="paragraph" draw:z-index="169" draw:name="Shape4_1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66" draw:name="Shape4_13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Conversions d’unités : longueurs</text:p></draw:text-box></draw:frame><draw:g text:anchor-type="paragraph" draw:z-index="167" draw:name="Shape4_177" draw:style-name="Mgr1"><draw:path draw:style-name="Mgr4" draw:text-style-name="MP2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1" draw:name="Shape4_145" draw:style-name="Mgr1"><draw:path draw:style-name="Mgr4" draw:text-style-name="MP20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132">Volume</text:span><text:span text:style-name="MT23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68" draw:name="Shape4_16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69" draw:name="Shape4_1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6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4"><text:span text:style-name="MT48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1" draw:name="Shape4_16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133">Aires</text:span><text:span text:style-name="MT75"> <text:s/>: </text:span><text:span text:style-name="MT133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7"><text:s text:c="15"/>A</text:span><text:span text:style-name="MT134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3" draw:name="Shape4_16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0" draw:name="Shape4_1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87" draw:name="Shape4_16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6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89" draw:name="Shape4_17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84" draw:name="Shape4_17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7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48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6" draw:name="Shape4_17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8"><draw:path text:anchor-type="paragraph" draw:z-index="81" draw:name="Shape5_3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2" draw:name="Shape6_3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3" draw:name="Shape7_6" draw:style-name="Mgr7" draw:text-style-name="MP18" svg:x1="9.042cm" svg:y1="0.36cm" svg:x2="20.461cm" svg:y2="0.36cm"><text:p/></draw:line>T<text:span text:style-name="MT46">itre de la série</text:span></text:p>
      </style:header>
      <style:header-left>
        <text:p text:style-name="MP28"><draw:path text:anchor-type="paragraph" draw:z-index="76" draw:name="Shape5_4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77" draw:name="Shape6_4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78" draw:name="Shape7_3" draw:style-name="Mgr7" draw:text-style-name="MP18" svg:x1="9.042cm" svg:y1="0.36cm" svg:x2="20.461cm" svg:y2="0.36cm"><text:p/></draw:line>T<text:span text:style-name="MT46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0" draw:name="Shape8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35">Volumes : </text:span><text:span text:style-name="MT136">Calculs et conversions</text:span></text:p>
      </style:header>
      <style:header-left>
        <text:p text:style-name="_5f_Header_20_M_20_page_20_paire_20__28_G_29_"><text:span text:style-name="MT135">Volumes : </text:span><text:span text:style-name="MT136">Calculs et conversions</text:span></text:p>
      </style:header-left>
      <style:footer>
        <text:list xml:id="list495252762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79" draw:name="Shape4_174" draw:style-name="Mgr1"><draw:path draw:style-name="Mgr6" draw:text-style-name="MP2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1219033770995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74" draw:name="Shape4_175" draw:style-name="Mgr1"><draw:path draw:style-name="Mgr6" draw:text-style-name="MP2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75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73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90"><text:span text:style-name="MT138">D</text:span><text:span text:style-name="MT1">roites, </text:span><text:span text:style-name="MT139">demi-droites </text:span><text:span text:style-name="MT140">et</text:span><text:span text:style-name="MT141"> </text:span><text:span text:style-name="MT139">segments</text:span></text:p>
      </style:header>
      <style:footer>
        <text:p text:style-name="MP5"><draw:frame draw:style-name="Mfr1" draw:name="Frame2731" text:anchor-type="paragraph" svg:y="-0.06cm" draw:z-index="345"><draw:text-box fo:min-height="0.499cm" fo:min-width="3cm"><draw:frame draw:style-name="Mfr2" draw:name="Frame2741" text:anchor-type="frame" svg:x="0.45cm" svg:y="0.079cm" svg:width="0.817cm" draw:z-index="346"><draw:text-box fo:min-height="0.355cm"><text:p text:style-name="MP2"><text:page-number text:select-page="current">225</text:page-number></text:p></draw:text-box></draw:frame><text:p text:style-name="MP7"><text:span text:style-name="MT5">Géométrie plane : </text:span><text:span text:style-name="MT8">droites, </text:span><text:span text:style-name="MT142">DEMI-droites et segments</text:span></text:p></draw:text-box></draw:frame><draw:g text:anchor-type="paragraph" draw:z-index="344" draw:name="Shape4_118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2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droites, </text:span><text:span text:style-name="MT142">DEMI-droites et segments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266" draw:name="Shape3_39" draw:style-name="Mgr11" draw:text-style-name="MP18" svg:x1="10.308cm" svg:y1="0.388cm" svg:x2="20.496cm" svg:y2="0.36cm"><text:p/></draw:line><draw:path text:anchor-type="paragraph" draw:z-index="267" draw:name="Shape1_12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0" draw:name="Shape4_25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5" draw:name="Shape4_8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2" draw:name="Shape4_2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3">partie 1</text:span> : <text:span text:style-name="MT144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5">partie 1</text:span><text:span text:style-name="MT5"> : </text:span><text:span text:style-name="MT146">assembler et décomposer</text:span></text:p></draw:text-box></draw:frame><draw:g text:anchor-type="paragraph" draw:z-index="131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29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, </text:span><text:span text:style-name="MT145">partie 1</text:span><text:span text:style-name="MT8"> : </text:span><text:span text:style-name="MT14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7">Géométrie plane</text:span><text:span text:style-name="MT148"> : </text:span><text:span text:style-name="MT149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50">vocabulaire</text:span></text:p></draw:text-box></draw:frame><draw:g text:anchor-type="paragraph" draw:z-index="130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50">vocabulaire</text:span></text:p></draw:text-box></draw:frame><draw:g text:anchor-type="paragraph" draw:z-index="127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3">partie 1</text:span> : <text:span text:style-name="MT151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5">partie 1</text:span><text:span text:style-name="MT5"> : </text:span><text:span text:style-name="MT152">coder</text:span></text:p></draw:text-box></draw:frame><draw:g text:anchor-type="paragraph" draw:z-index="128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, </text:span><text:span text:style-name="MT145">partie 1</text:span><text:span text:style-name="MT8"> : </text:span><text:span text:style-name="MT152">coder</text:span></text:p></draw:text-box></draw:frame><draw:g text:anchor-type="paragraph" draw:z-index="125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7">Géométrie plane</text:span><text:span text:style-name="MT148"> : </text:span><text:span text:style-name="MT149">Vocabulaire</text:span></text:p>
      </style:header>
      <style:header-left>
        <text:p text:style-name="MP92"><text:span text:style-name="MT147">Géométrie plane</text:span><text:span text:style-name="MT148"> : </text:span><text:span text:style-name="MT149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50">vocabulaire</text:span></text:p></draw:text-box></draw:frame><draw:g text:anchor-type="paragraph" draw:z-index="126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50">vocabulaire</text:span></text:p></draw:text-box></draw:frame><draw:g text:anchor-type="paragraph" draw:z-index="123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3"><text:span text:style-name="MT153">Constructions géométriques : </text:span><text:span text:style-name="MT154">Reproduire</text:span></text:p>
      </style:header>
      <style:header-left>
        <text:p text:style-name="MP93"><text:span text:style-name="MT153">Constructions géométriques : </text:span><text:span text:style-name="MT154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2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63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0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6">G</text:span><text:span text:style-name="MT157">éométrie </text:span><text:span text:style-name="MT158">plane </text:span><text:span text:style-name="MT157">: </text:span><text:span text:style-name="MT158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1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6">G</text:span><text:span text:style-name="MT157">éométrie </text:span><text:span text:style-name="MT159">plane</text:span><text:span text:style-name="MT157"> : </text:span><text:span text:style-name="MT159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56" draw:name="Shape9_1" draw:style-name="Mgr3" draw:text-style-name="MP18" svg:x1="11.559cm" svg:y1="0.36cm" svg:x2="20.5cm" svg:y2="0.36cm"><text:p/></draw:line><draw:frame text:anchor-type="paragraph" draw:z-index="57" draw:name="Shape8_6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path text:anchor-type="paragraph" draw:z-index="58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60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59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1">Éléments de géométrie</text:span> • <text:span text:style-name="MT161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5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3">Constructions géométriques : </text:span><text:span text:style-name="MT154">Reproduire</text:span></text:p>
      </style:header>
      <style:header-left>
        <text:p text:style-name="MP102"><text:span text:style-name="MT153">Constructions géométriques : </text:span><text:span text:style-name="MT154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4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2">Constructions géométriques : </text:span><text:span text:style-name="MT163">Reproduire</text:span></text:p>
      </style:header>
      <style:header-left>
        <text:p text:style-name="_5f_Header_20_G_20_page_20_paire_20__28_G_29_"><text:span text:style-name="MT162">Constructions géométriques : </text:span><text:span text:style-name="MT163">Reproduire</text:span></text:p>
      </style:header-left>
      <style:footer>
        <text:p text:style-name="MP5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2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/text:span><text:span text:style-name="MT156">REPRODUIRE</text:span></text:p></draw:text-box></draw:frame></text:p>
      </style:footer>
      <style:footer-left>
        <text:p text:style-name="MP5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3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3"><text:span text:style-name="MT153">Constructions géométriques : </text:span><text:span text:style-name="MT154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0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51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5">CONSTRUCTIONS Géométriques : <text:s/></text:span><text:span text:style-name="MT156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2">Constructions géométriques : </text:span><text:span text:style-name="MT164">Rédiger</text:span></text:p>
      </style:header>
      <style:header-left>
        <text:p text:style-name="_5f_Header_20_G_20_page_20_paire_20__28_G_29_"><text:span text:style-name="MT162">Constructions géométriques : </text:span><text:span text:style-name="MT164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49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5">CONSTRUCTIONS Géométriques : </text:span><text:span text:style-name="MT165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6">S</text:span>olides : <text:span text:style-name="MT166">Vocabulaire, nature</text:span></text:p>
      </style:header>
      <style:header-left>
        <text:p text:style-name="_5f_Header_20_G_20_page_20_impaire_20__28_D_29_"><text:span text:style-name="MT166">S</text:span>olides : <text:span text:style-name="MT166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47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48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header-left>
        <text:p text:style-name="MP8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5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6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6">S</text:span>olides : <text:span text:style-name="MT167">Perspective cavalière</text:span></text:p>
      </style:header>
      <style:header-left>
        <text:p text:style-name="_5f_Header_20_G_20_page_20_impaire_20__28_D_29_"><text:span text:style-name="MT166">S</text:span>olides : <text:span text:style-name="MT167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3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69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4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8">solides : </text:span><text:span text:style-name="MT169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5">Solides : </text:span><text:span text:style-name="MT170">Patrons</text:span></text:p>
      </style:header>
      <style:header-left>
        <text:p text:style-name="_5f_Header_20_G_20_page_20_paire_20__28_G_29_"><text:span text:style-name="MT15">Solides : </text:span><text:span text:style-name="MT170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<text:span text:style-name="MT171">patrons</text:span></text:p></draw:text-box></draw:frame><draw:g text:anchor-type="paragraph" draw:z-index="41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1">patrons</text:span></text:h></draw:text-box></draw:frame><draw:g text:anchor-type="paragraph" draw:z-index="42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6">S</text:span>olides : <text:span text:style-name="MT172">Patrons</text:span></text:p>
      </style:header>
      <style:header-left>
        <text:p text:style-name="_5f_Header_20_G_20_page_20_impaire_20__28_D_29_"><text:span text:style-name="MT166">S</text:span>olides : <text:span text:style-name="MT172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39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8">solides : </text:span><text:span text:style-name="MT173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0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8">solides : </text:span><text:span text:style-name="MT173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>
      <style:header-left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37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38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5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6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4"> : </text:span><text:span text:style-name="MT178">Reconnaissance et axes</text:span></text:p>
      </style:header>
      <style:footer>
        <text:p text:style-name="MP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3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4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1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2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7">Symétrie axiale</text:span><text:span text:style-name="MT4"> : </text:span><text:span text:style-name="MT177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29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</text:span><text:span text:style-name="MT179">ymétrie axiale : </text:span><text:span text:style-name="MT180">Médiatrice d’un segment</text:span></text:h></draw:text-box></draw:frame></text:p>
      </style:footer>
      <style:footer-left>
        <text:p text:style-name="MP5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0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5">S</text:span><text:span text:style-name="MT179">ymétrie axiale : </text:span><text:span text:style-name="MT180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7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28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0">S</text:span><text:span text:style-name="MT4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5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10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26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header-left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3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4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4"> : </text:span><text:span text:style-name="MT182">Axes de symétrie de figures</text:span></text:p>
      </style:header>
      <style:header-left>
        <text:p text:style-name="MP109"><text:span text:style-name="MT181">Symétrie axiale</text:span><text:span text:style-name="MT4"> : </text:span><text:span text:style-name="MT182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1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0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2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9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0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0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17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0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8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4">Géométrie plane</text:span><text:span text:style-name="MT15"> : </text:span><text:span text:style-name="MT175">Parallèles, perpendiculaires,<text:line-break/> </text:span><text:span text:style-name="MT176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5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6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10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3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0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4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7" draw:name="Shape3_1" draw:style-name="Mgr15" draw:text-style-name="MP18" svg:x1="10.893cm" svg:y1="0.403cm" svg:x2="20.503cm" svg:y2="0.327cm"><text:p/></draw:line><draw:path text:anchor-type="char" draw:z-index="8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1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0" draw:name="Shape3_38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9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12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0T10:12:15.781000000</dc:date>
    <meta:editing-duration>P1DT10H45M48S</meta:editing-duration>
    <meta:editing-cycles>150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54" meta:word-count="2921" meta:character-count="19023" meta:non-whitespace-character-count="16482"/>
    <meta:template xlink:type="simple" xlink:actuate="onRequest" xlink:title="lycee_v3" xlink:href="../../fichiers%20définitifs/Modele_cahier.ott" meta:date="2021-07-09T13:45:32.011278978"/>
  </office:meta>
</office:document-meta>
</file>